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44.5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2.25pt"/>
    </style:style>
    <style:style style:name="co6" style:family="table-column">
      <style:table-column-properties fo:break-before="auto" style:column-width="54.51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52.81pt"/>
    </style:style>
    <style:style style:name="co9" style:family="table-column">
      <style:table-column-properties fo:break-before="auto" style:column-width="47.65pt"/>
    </style:style>
    <style:style style:name="co10" style:family="table-column">
      <style:table-column-properties fo:break-before="auto" style:column-width="28.29pt"/>
    </style:style>
    <style:style style:name="co11" style:family="table-column">
      <style:table-column-properties fo:break-before="auto" style:column-width="61.4pt"/>
    </style:style>
    <style:style style:name="co12" style:family="table-column">
      <style:table-column-properties fo:break-before="auto" style:column-width="32.54pt"/>
    </style:style>
    <style:style style:name="co13" style:family="table-column">
      <style:table-column-properties fo:break-before="auto" style:column-width="55.36pt"/>
    </style:style>
    <style:style style:name="co14" style:family="table-column">
      <style:table-column-properties fo:break-before="auto" style:column-width="33.05pt"/>
    </style:style>
    <style:style style:name="co15" style:family="table-column">
      <style:table-column-properties fo:break-before="auto" style:column-width="59.64pt"/>
    </style:style>
    <style:style style:name="co16" style:family="table-column">
      <style:table-column-properties fo:break-before="auto" style:column-width="86.6pt"/>
    </style:style>
    <style:style style:name="co17" style:family="table-column">
      <style:table-column-properties fo:break-before="auto" style:column-width="41.16pt"/>
    </style:style>
    <style:style style:name="ro1" style:family="table-row">
      <style:table-row-properties style:row-height="16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3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4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5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126">
      <style:text-properties fo:color="#6666ff"/>
    </style:style>
    <style:style style:name="ce11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9">
      <style:text-properties style:font-name="Liberation Sans1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8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19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0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1" style:family="table-cell" style:parent-style-name="Default" style:data-style-name="N126">
      <style:text-properties fo:color="#808080"/>
    </style:style>
    <style:style style:name="ce22" style:family="table-cell" style:parent-style-name="Default" style:data-style-name="N126"/>
    <style:style style:name="ce23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5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2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32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33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34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126">
      <style:table-cell-properties fo:border="none"/>
    </style:style>
    <style:style style:name="ce37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38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39" style:family="table-cell" style:parent-style-name="Default" style:data-style-name="N126">
      <style:table-cell-properties fo:border="none"/>
      <style:text-properties fo:color="#6666ff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44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45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46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47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52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53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54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55" style:family="table-cell" style:parent-style-name="Default" style:data-style-name="N2">
      <style:table-cell-properties fo:border="none"/>
      <style:text-properties fo:color="#666666"/>
    </style:style>
    <style:style style:name="ce56" style:family="table-cell" style:parent-style-name="Default" style:data-style-name="N2">
      <style:text-properties fo:color="#666666"/>
    </style:style>
    <style:style style:name="ce57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2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63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64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65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66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67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68" style:family="table-cell" style:parent-style-name="Default" style:data-style-name="N127">
      <style:text-properties fo:color="#808080"/>
    </style:style>
    <style:style style:name="ce6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7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7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72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73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74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75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76" style:family="table-cell" style:parent-style-name="Default" style:data-style-name="N127">
      <style:table-cell-properties fo:border="none"/>
      <style:text-properties fo:color="#666666"/>
    </style:style>
    <style:style style:name="ce77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78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79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80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83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84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6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87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88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89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0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93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94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95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96" style:family="table-cell" style:parent-style-name="Default" style:data-style-name="N126">
      <style:table-cell-properties fo:border="none"/>
      <style:text-properties fo:color="#666666"/>
    </style:style>
    <style:style style:name="ce97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98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99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100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101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02" style:family="table-cell" style:parent-style-name="Default" style:data-style-name="N126">
      <style:table-cell-properties style:vertical-align="automatic"/>
      <style:text-properties fo:color="#6666ff"/>
    </style:style>
    <style:style style:name="ce103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104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105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106" style:family="table-cell" style:parent-style-name="Default" style:data-style-name="N10">
      <style:table-cell-properties fo:border="none"/>
      <style:text-properties fo:color="#6666ff"/>
    </style:style>
    <style:style style:name="ce107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108" style:family="table-cell" style:parent-style-name="Default" style:data-style-name="N2">
      <style:table-cell-properties fo:border="none"/>
    </style:style>
    <style:style style:name="ce109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110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111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112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113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114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115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116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117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118" style:family="table-cell" style:parent-style-name="Default">
      <style:table-cell-properties fo:border="none"/>
      <style:text-properties fo:color="#666666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121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22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2"/>
    <style:style style:name="ce1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2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6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27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29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130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131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132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33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34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35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136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137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ce138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/>
    </style:style>
    <style:style style:name="ce139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/>
    </style:style>
    <style:style style:name="ce140" style:family="table-cell" style:parent-style-name="Default" style:data-style-name="N126">
      <style:table-cell-properties fo:border-bottom="0.06pt solid #808080" fo:border-left="0.06pt solid #808080" fo:border-right="0.06pt solid #808080" fo:border-top="none"/>
      <style:text-properties fo:color="#666666"/>
    </style:style>
    <style:style style:name="ce141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42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43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44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45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46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147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48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149" style:family="table-cell" style:parent-style-name="Default" style:data-style-name="N128">
      <style:table-cell-properties fo:border="none"/>
      <style:text-properties fo:color="#666666"/>
    </style:style>
    <style:style style:name="ce150" style:family="table-cell" style:parent-style-name="Default">
      <style:text-properties style:font-name="Liberation Sans" style:font-name-asian="WenQuanYi Micro Hei" style:font-name-complex="Lohit Devanagari"/>
    </style:style>
    <style:style style:name="ce151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152" style:family="table-cell" style:parent-style-name="Default" style:data-style-name="N128"/>
    <style:style style:name="ce153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4" table:number-columns-repeated="986" table:default-cell-style-name="Default"/>
        <table:table-row table:style-name="ro1">
          <table:table-cell table:style-name="ce1" table:formula="of:=ROUND(RAND() * 20 - 10) / 10" office:value-type="float" office:value="-0.8" calcext:value-type="float">
            <text:p>-0.8</text:p>
          </table:table-cell>
          <table:table-cell/>
          <table:table-cell table:style-name="ce13" office:value-type="string" calcext:value-type="string">
            <text:p>ε<text:span text:style-name="T1">rel</text:span></text:p>
          </table:table-cell>
          <table:table-cell table:style-name="ce28" office:value-type="float" office:value="0.01" calcext:value-type="float">
            <text:p>0.01</text:p>
          </table:table-cell>
          <table:table-cell table:number-columns-repeated="2"/>
          <table:table-cell table:style-name="ce6" office:value-type="string" calcext:value-type="string">
            <text:p>H<text:span text:style-name="T2">t-1</text:span></text:p>
          </table:table-cell>
          <table:table-cell table:style-name="ce6" office:value-type="string" calcext:value-type="string">
            <text:p>tanh(O<text:span text:style-name="T2">t-1</text:span>)</text:p>
          </table:table-cell>
          <table:table-cell table:style-name="ce6"/>
          <table:table-cell table:style-name="ce2" office:value-type="string" calcext:value-type="string">
            <text:p>O<text:span text:style-name="T2">t-1</text:span><text:span text:style-name="T1">relevance</text:span></text:p>
          </table:table-cell>
          <table:table-cell/>
          <table:table-cell table:style-name="ce2" office:value-type="string" calcext:value-type="string">
            <text:p>O<text:span text:style-name="T2">t-1</text:span><text:span text:style-name="T1">relevance,in</text:span></text:p>
          </table:table-cell>
          <table:table-cell table:style-name="ce2" office:value-type="string" calcext:value-type="string">
            <text:p>O<text:span text:style-name="T2">t-1</text:span><text:span text:style-name="T1">relevance,for</text:span></text:p>
          </table:table-cell>
          <table:table-cell table:number-columns-repeated="2"/>
          <table:table-cell table:style-name="ce17"/>
          <table:table-cell table:number-columns-repeated="4"/>
          <table:table-cell table:style-name="ce49"/>
          <table:table-cell table:style-name="ce54"/>
          <table:table-cell table:number-columns-repeated="7"/>
          <table:table-cell table:style-name="ce2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7" office:value-type="float" office:value="-0.2" calcext:value-type="float">
            <text:p>-0.2</text:p>
          </table:table-cell>
          <table:table-cell table:style-name="ce51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6"/>
          <table:table-cell table:style-name="ce3" table:number-matrix-columns-spanned="1" table:number-matrix-rows-spanned="5" table:formula="of:=[.L2:.L6]+[.M2:.M6]+[.R25:.R29]*[.P25:.P29]/2" office:value-type="float" office:value="0.155782022585604" calcext:value-type="float">
            <text:p>0.15578</text:p>
          </table:table-cell>
          <table:table-cell/>
          <table:table-cell table:style-name="ce78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78" table:number-matrix-columns-spanned="1" table:number-matrix-rows-spanned="5" table:formula="of:=TRANSPOSE([.X22:.AB22])" office:value-type="float" office:value="0.0210924876688477" calcext:value-type="float">
            <text:p>0.02109</text:p>
          </table:table-cell>
          <table:table-cell table:number-columns-repeated="2"/>
          <table:table-cell table:style-name="ce17"/>
          <table:table-cell table:number-columns-repeated="4"/>
          <table:table-cell table:style-name="ce49"/>
          <table:table-cell table:style-name="ce54"/>
          <table:table-cell table:number-columns-repeated="7"/>
          <table:table-cell table:style-name="ce2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8" office:value-type="float" office:value="0.2" calcext:value-type="float">
            <text:p>0.2</text:p>
          </table:table-cell>
          <table:table-cell table:style-name="ce52" office:value-type="float" office:value="0.197375320224904" calcext:value-type="float">
            <text:p>0.19738</text:p>
          </table:table-cell>
          <table:table-cell table:style-name="ce6"/>
          <table:table-cell table:style-name="ce4" office:value-type="float" office:value="0.373694012037483" calcext:value-type="float">
            <text:p>0.37369</text:p>
          </table:table-cell>
          <table:table-cell/>
          <table:table-cell table:style-name="ce79" office:value-type="float" office:value="0.169973349078999" calcext:value-type="float">
            <text:p>0.16997</text:p>
          </table:table-cell>
          <table:table-cell table:style-name="ce79" office:value-type="float" office:value="0.00956488488034715" calcext:value-type="float">
            <text:p>0.00956</text:p>
          </table:table-cell>
          <table:table-cell table:number-columns-repeated="2"/>
          <table:table-cell table:style-name="ce17"/>
          <table:table-cell table:number-columns-repeated="4"/>
          <table:table-cell table:style-name="ce49"/>
          <table:table-cell table:style-name="ce54"/>
          <table:table-cell table:number-columns-repeated="7"/>
          <table:table-cell table:style-name="ce2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8" office:value-type="float" office:value="-0.3" calcext:value-type="float">
            <text:p>-0.3</text:p>
          </table:table-cell>
          <table:table-cell table:style-name="ce52" office:value-type="float" office:value="-0.291312612451591" calcext:value-type="float">
            <text:p>-0.29131</text:p>
          </table:table-cell>
          <table:table-cell table:style-name="ce6"/>
          <table:table-cell table:style-name="ce4" office:value-type="float" office:value="-0.40348092654597" calcext:value-type="float">
            <text:p>-0.40348</text:p>
          </table:table-cell>
          <table:table-cell/>
          <table:table-cell table:style-name="ce79" office:value-type="float" office:value="-0.334776857953225" calcext:value-type="float">
            <text:p>-0.33478</text:p>
          </table:table-cell>
          <table:table-cell table:style-name="ce79" office:value-type="float" office:value="-0.00472789403507649" calcext:value-type="float">
            <text:p>-0.00473</text:p>
          </table:table-cell>
          <table:table-cell table:number-columns-repeated="2"/>
          <table:table-cell table:style-name="ce17"/>
          <table:table-cell table:number-columns-repeated="4"/>
          <table:table-cell table:style-name="ce49"/>
          <table:table-cell table:style-name="ce54"/>
          <table:table-cell table:number-columns-repeated="7"/>
          <table:table-cell table:style-name="ce2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8" office:value-type="float" office:value="-0.9" calcext:value-type="float">
            <text:p>-0.9</text:p>
          </table:table-cell>
          <table:table-cell table:style-name="ce52" office:value-type="float" office:value="-0.716297870199024" calcext:value-type="float">
            <text:p>-0.71630</text:p>
          </table:table-cell>
          <table:table-cell table:style-name="ce6"/>
          <table:table-cell table:style-name="ce4" office:value-type="float" office:value="0.452452793533059" calcext:value-type="float">
            <text:p>0.45245</text:p>
          </table:table-cell>
          <table:table-cell/>
          <table:table-cell table:style-name="ce79" office:value-type="float" office:value="0.522651610367628" calcext:value-type="float">
            <text:p>0.52265</text:p>
          </table:table-cell>
          <table:table-cell table:style-name="ce79" office:value-type="float" office:value="-0.0117914132268946" calcext:value-type="float">
            <text:p>-0.01179</text:p>
          </table:table-cell>
          <table:table-cell table:number-columns-repeated="2"/>
          <table:table-cell table:style-name="ce17"/>
          <table:table-cell table:number-columns-repeated="4"/>
          <table:table-cell table:style-name="ce49"/>
          <table:table-cell table:style-name="ce54"/>
          <table:table-cell table:number-columns-repeated="7"/>
          <table:table-cell table:style-name="ce2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9" office:value-type="float" office:value="-0.8" calcext:value-type="float">
            <text:p>-0.8</text:p>
          </table:table-cell>
          <table:table-cell table:style-name="ce53" office:value-type="float" office:value="-0.664036770267849" calcext:value-type="float">
            <text:p>-0.66404</text:p>
          </table:table-cell>
          <table:table-cell table:style-name="ce6"/>
          <table:table-cell table:style-name="ce5" office:value-type="float" office:value="-0.0524787505923362" calcext:value-type="float">
            <text:p>-0.05248</text:p>
          </table:table-cell>
          <table:table-cell/>
          <table:table-cell table:style-name="ce80" office:value-type="float" office:value="-0.0929384795209678" calcext:value-type="float">
            <text:p>-0.09294</text:p>
          </table:table-cell>
          <table:table-cell table:style-name="ce80" office:value-type="float" office:value="0.0110396768215216" calcext:value-type="float">
            <text:p>0.01104</text:p>
          </table:table-cell>
          <table:table-cell table:number-columns-repeated="2"/>
          <table:table-cell table:style-name="ce17"/>
          <table:table-cell table:number-columns-repeated="4"/>
          <table:table-cell table:style-name="ce49"/>
          <table:table-cell table:style-name="ce54"/>
          <table:table-cell table:number-columns-repeated="7"/>
          <table:table-cell table:style-name="ce2"/>
          <table:table-cell table:number-columns-repeated="990"/>
        </table:table-row>
        <table:table-row table:style-name="ro2">
          <table:table-cell table:style-name="ce1"/>
          <table:table-cell/>
          <table:table-cell table:style-name="ce13"/>
          <table:table-cell table:style-name="ce28"/>
          <table:table-cell table:number-columns-repeated="2"/>
          <table:table-cell table:style-name="ce6" table:number-columns-repeated="4"/>
          <table:table-cell table:number-columns-repeated="5"/>
          <table:table-cell table:style-name="ce17"/>
          <table:table-cell table:number-columns-repeated="4"/>
          <table:table-cell table:style-name="ce49"/>
          <table:table-cell table:style-name="ce54"/>
          <table:table-cell table:number-columns-repeated="7"/>
          <table:table-cell table:style-name="ce2"/>
          <table:table-cell table:number-columns-repeated="990"/>
        </table:table-row>
        <table:table-row table:style-name="ro3">
          <table:table-cell table:number-columns-repeated="8"/>
          <table:table-cell table:style-name="ce6"/>
          <table:table-cell table:style-name="ce6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17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49" office:value-type="string" calcext:value-type="string">
            <text:p>Sum</text:p>
          </table:table-cell>
          <table:table-cell table:style-name="ce54" office:value-type="string" calcext:value-type="string">
            <text:p>Eps</text:p>
          </table:table-cell>
          <table:table-cell/>
          <table:table-cell table:style-name="ce61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2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57" office:value-type="float" office:value="0" calcext:value-type="float">
            <text:p>0</text:p>
          </table:table-cell>
          <table:table-cell table:number-columns-repeated="2" table:style-name="ce69" office:value-type="float" office:value="0.8" calcext:value-type="float">
            <text:p>0.8</text:p>
          </table:table-cell>
          <table:table-cell table:style-name="ce69" office:value-type="float" office:value="-1" calcext:value-type="float">
            <text:p>-1</text:p>
          </table:table-cell>
          <table:table-cell table:style-name="ce89" office:value-type="float" office:value="-0.7" calcext:value-type="float">
            <text:p>-0.7</text:p>
          </table:table-cell>
          <table:table-cell/>
          <table:table-cell table:style-name="ce18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32" office:value-type="float" office:value="0.2" calcext:value-type="float">
            <text:p>0.20000</text:p>
          </table:table-cell>
          <table:table-cell table:style-name="ce32" office:value-type="float" office:value="-0.2" calcext:value-type="float">
            <text:p>-0.20000</text:p>
          </table:table-cell>
          <table:table-cell table:style-name="ce32" office:value-type="float" office:value="0.94" calcext:value-type="float">
            <text:p>0.94000</text:p>
          </table:table-cell>
          <table:table-cell table:style-name="ce43" office:value-type="float" office:value="0.6" calcext:value-type="float">
            <text:p>0.60000</text:p>
          </table:table-cell>
          <table:table-cell table:style-name="ce50" table:formula="of:=SUM([.P9:.T9])" office:value-type="float" office:value="1.58" calcext:value-type="float">
            <text:p>1.58</text:p>
          </table:table-cell>
          <table:table-cell table:style-name="ce5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109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113" office:value-type="float" office:value="0.0278881391821217" calcext:value-type="float">
            <text:p>0.02789</text:p>
          </table:table-cell>
          <table:table-cell table:style-name="ce113" office:value-type="float" office:value="-0.0273358988022777" calcext:value-type="float">
            <text:p>-0.02734</text:p>
          </table:table-cell>
          <table:table-cell table:style-name="ce113" office:value-type="float" office:value="0.13005260945326" calcext:value-type="float">
            <text:p>0.13005</text:p>
          </table:table-cell>
          <table:table-cell table:style-name="ce115" office:value-type="float" office:value="0.083112177166521" calcext:value-type="float">
            <text:p>0.08311</text:p>
          </table:table-cell>
          <table:table-cell/>
          <table:table-cell table:style-name="ce101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58" office:value-type="float" office:value="-0.7" calcext:value-type="float">
            <text:p>-0.7</text:p>
          </table:table-cell>
          <table:table-cell table:style-name="ce70" office:value-type="float" office:value="-0.8" calcext:value-type="float">
            <text:p>-0.8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-0.7" calcext:value-type="float">
            <text:p>-0.7</text:p>
          </table:table-cell>
          <table:table-cell table:style-name="ce90" office:value-type="float" office:value="0.7" calcext:value-type="float">
            <text:p>0.7</text:p>
          </table:table-cell>
          <table:table-cell/>
          <table:table-cell table:style-name="ce19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10" office:value-type="float" office:value="-0.16" calcext:value-type="float">
            <text:p>-0.16000</text:p>
          </table:table-cell>
          <table:table-cell table:style-name="ce10" office:value-type="float" office:value="-0.06" calcext:value-type="float">
            <text:p>-0.06000</text:p>
          </table:table-cell>
          <table:table-cell table:style-name="ce10" office:value-type="float" office:value="0.63" calcext:value-type="float">
            <text:p>0.63000</text:p>
          </table:table-cell>
          <table:table-cell table:style-name="ce44" office:value-type="float" office:value="-0.56" calcext:value-type="float">
            <text:p>-0.56000</text:p>
          </table:table-cell>
          <table:table-cell table:style-name="ce50" table:formula="of:=SUM([.P10:.T10])" office:value-type="float" office:value="-0.00999999999999995" calcext:value-type="float">
            <text:p>-0.01</text:p>
          </table:table-cell>
          <table:table-cell table:style-name="ce55" office:value-type="float" office:value="-0.01" calcext:value-type="float">
            <text:p>-0.01</text:p>
          </table:table-cell>
          <table:table-cell/>
          <table:table-cell table:style-name="ce110" office:value-type="float" office:value="0.00877939011809654" calcext:value-type="float">
            <text:p>0.00878</text:p>
          </table:table-cell>
          <table:table-cell table:style-name="ce21" office:value-type="float" office:value="-0.0103062405734177" calcext:value-type="float">
            <text:p>-0.01031</text:p>
          </table:table-cell>
          <table:table-cell table:style-name="ce21" office:value-type="float" office:value="-0.00394436367624627" calcext:value-type="float">
            <text:p>-0.00394</text:p>
          </table:table-cell>
          <table:table-cell table:style-name="ce21" office:value-type="float" office:value="0.0399525869142364" calcext:value-type="float">
            <text:p>0.03995</text:p>
          </table:table-cell>
          <table:table-cell table:style-name="ce116" office:value-type="float" office:value="-0.0357537481621033" calcext:value-type="float">
            <text:p>-0.03575</text:p>
          </table:table-cell>
          <table:table-cell/>
          <table:table-cell table:style-name="ce4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58" office:value-type="float" office:value="-0.9" calcext:value-type="float">
            <text:p>-0.9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float" office:value="-0.5" calcext:value-type="float">
            <text:p>-0.5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19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10" office:value-type="float" office:value="0.15" calcext:value-type="float">
            <text:p>0.15000</text:p>
          </table:table-cell>
          <table:table-cell table:style-name="ce10" office:value-type="float" office:value="-0.24" calcext:value-type="float">
            <text:p>-0.24000</text:p>
          </table:table-cell>
          <table:table-cell table:style-name="ce10" office:value-type="float" office:value="0.42" calcext:value-type="float">
            <text:p>0.42000</text:p>
          </table:table-cell>
          <table:table-cell table:style-name="ce44" office:value-type="float" office:value="-0.43" calcext:value-type="float">
            <text:p>-0.43000</text:p>
          </table:table-cell>
          <table:table-cell table:style-name="ce50" table:formula="of:=SUM([.P11:.T11])" office:value-type="float" office:value="0.0499999999999999" calcext:value-type="float">
            <text:p>0.05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110" office:value-type="float" office:value="0.108796890420802" calcext:value-type="float">
            <text:p>0.10880</text:p>
          </table:table-cell>
          <table:table-cell table:style-name="ce21" office:value-type="float" office:value="0.108796890420802" calcext:value-type="float">
            <text:p>0.10880</text:p>
          </table:table-cell>
          <table:table-cell table:style-name="ce21" office:value-type="float" office:value="-0.170353025790466" calcext:value-type="float">
            <text:p>-0.17035</text:p>
          </table:table-cell>
          <table:table-cell table:style-name="ce21" office:value-type="float" office:value="0.302054524720911" calcext:value-type="float">
            <text:p>0.30205</text:p>
          </table:table-cell>
          <table:table-cell table:style-name="ce116" office:value-type="float" office:value="-0.306349138816469" calcext:value-type="float">
            <text:p>-0.30635</text:p>
          </table:table-cell>
          <table:table-cell/>
          <table:table-cell table:style-name="ce4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58" office:value-type="float" office:value="-0" calcext:value-type="float">
            <text:p>0</text:p>
          </table:table-cell>
          <table:table-cell table:style-name="ce70" office:value-type="float" office:value="-0.1" calcext:value-type="float">
            <text:p>-0.1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float" office:value="-0.2" calcext:value-type="float">
            <text:p>-0.2</text:p>
          </table:table-cell>
          <table:table-cell table:style-name="ce90" office:value-type="float" office:value="-0.8" calcext:value-type="float">
            <text:p>-0.8</text:p>
          </table:table-cell>
          <table:table-cell/>
          <table:table-cell table:style-name="ce19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10" office:value-type="float" office:value="0.06" calcext:value-type="float">
            <text:p>0.06000</text:p>
          </table:table-cell>
          <table:table-cell table:style-name="ce10" office:value-type="float" office:value="-0.07" calcext:value-type="float">
            <text:p>-0.07000</text:p>
          </table:table-cell>
          <table:table-cell table:style-name="ce10" office:value-type="float" office:value="0.26" calcext:value-type="float">
            <text:p>0.26000</text:p>
          </table:table-cell>
          <table:table-cell table:style-name="ce44" office:value-type="float" office:value="0.72" calcext:value-type="float">
            <text:p>0.72000</text:p>
          </table:table-cell>
          <table:table-cell table:style-name="ce50" table:formula="of:=SUM([.P12:.T12])" office:value-type="float" office:value="1.05" calcext:value-type="float">
            <text:p>1.05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110" office:value-type="float" office:value="0.00844976229257611" calcext:value-type="float">
            <text:p>0.00845</text:p>
          </table:table-cell>
          <table:table-cell table:style-name="ce21" office:value-type="float" office:value="0.00638884466024047" calcext:value-type="float">
            <text:p>0.00639</text:p>
          </table:table-cell>
          <table:table-cell table:style-name="ce21" office:value-type="float" office:value="-0.00700711994994116" calcext:value-type="float">
            <text:p>-0.00701</text:p>
          </table:table-cell>
          <table:table-cell table:style-name="ce21" office:value-type="float" office:value="0.0269980209835968" calcext:value-type="float">
            <text:p>0.02700</text:p>
          </table:table-cell>
          <table:table-cell table:style-name="ce116" office:value-type="float" office:value="0.0743991265273165" calcext:value-type="float">
            <text:p>0.07440</text:p>
          </table:table-cell>
          <table:table-cell/>
          <table:table-cell table:style-name="ce4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59" office:value-type="float" office:value="-0.6" calcext:value-type="float">
            <text:p>-0.6</text:p>
          </table:table-cell>
          <table:table-cell table:style-name="ce71" office:value-type="float" office:value="0.6" calcext:value-type="float">
            <text:p>0.6</text:p>
          </table:table-cell>
          <table:table-cell table:style-name="ce71" office:value-type="float" office:value="0.8" calcext:value-type="float">
            <text:p>0.8</text:p>
          </table:table-cell>
          <table:table-cell table:style-name="ce71" office:value-type="float" office:value="-0.1" calcext:value-type="float">
            <text:p>-0.1</text:p>
          </table:table-cell>
          <table:table-cell table:style-name="ce91" office:value-type="float" office:value="-0.3" calcext:value-type="float">
            <text:p>-0.3</text:p>
          </table:table-cell>
          <table:table-cell/>
          <table:table-cell table:style-name="ce20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33" office:value-type="float" office:value="0.08" calcext:value-type="float">
            <text:p>0.08000</text:p>
          </table:table-cell>
          <table:table-cell table:style-name="ce33" office:value-type="float" office:value="-0.28" calcext:value-type="float">
            <text:p>-0.28000</text:p>
          </table:table-cell>
          <table:table-cell table:style-name="ce33" office:value-type="float" office:value="0.05" calcext:value-type="float">
            <text:p>0.05000</text:p>
          </table:table-cell>
          <table:table-cell table:style-name="ce45" office:value-type="float" office:value="0.2" calcext:value-type="float">
            <text:p>0.20000</text:p>
          </table:table-cell>
          <table:table-cell table:style-name="ce50" table:formula="of:=SUM([.P13:.T13])" office:value-type="float" office:value="0.13" calcext:value-type="float">
            <text:p>0.13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111" office:value-type="float" office:value="0.037205715389252" calcext:value-type="float">
            <text:p>0.03721</text:p>
          </table:table-cell>
          <table:table-cell table:style-name="ce114" office:value-type="float" office:value="0.037205715389252" calcext:value-type="float">
            <text:p>0.03721</text:p>
          </table:table-cell>
          <table:table-cell table:style-name="ce114" office:value-type="float" office:value="-0.126136449734293" calcext:value-type="float">
            <text:p>-0.12614</text:p>
          </table:table-cell>
          <table:table-cell table:style-name="ce114" office:value-type="float" office:value="0.0235938682956232" calcext:value-type="float">
            <text:p>0.02359</text:p>
          </table:table-cell>
          <table:table-cell table:style-name="ce117" office:value-type="float" office:value="0.0916531037637672" calcext:value-type="float">
            <text:p>0.09165</text:p>
          </table:table-cell>
          <table:table-cell/>
          <table:table-cell table:style-name="ce5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50" table:formula="of:=SUM([.P9:.P13])" office:value-type="float" office:value="0.49" calcext:value-type="float">
            <text:p>0.49</text:p>
          </table:table-cell>
          <table:table-cell table:style-name="ce50" table:formula="of:=SUM([.Q9:.Q13])" office:value-type="float" office:value="0.33" calcext:value-type="float">
            <text:p>0.33</text:p>
          </table:table-cell>
          <table:table-cell table:style-name="ce50" table:formula="of:=SUM([.R9:.R13])" office:value-type="float" office:value="-0.85" calcext:value-type="float">
            <text:p>-0.85</text:p>
          </table:table-cell>
          <table:table-cell table:style-name="ce50" table:formula="of:=SUM([.S9:.S13])" office:value-type="float" office:value="2.3" calcext:value-type="float">
            <text:p>2.3</text:p>
          </table:table-cell>
          <table:table-cell table:style-name="ce50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112" table:formula="of:=SUM([.X9:.X13])" office:value-type="float" office:value="0.169030282209089" calcext:value-type="float">
            <text:p>0.16903</text:p>
          </table:table-cell>
          <table:table-cell table:style-name="ce112" table:formula="of:=SUM([.Y9:.Y13])" office:value-type="float" office:value="0.169973349078999" calcext:value-type="float">
            <text:p>0.16997</text:p>
          </table:table-cell>
          <table:table-cell table:style-name="ce112" table:formula="of:=SUM([.Z9:.Z13])" office:value-type="float" office:value="-0.334776857953225" calcext:value-type="float">
            <text:p>-0.33478</text:p>
          </table:table-cell>
          <table:table-cell table:style-name="ce112" table:formula="of:=SUM([.AA9:.AA13])" office:value-type="float" office:value="0.522651610367628" calcext:value-type="float">
            <text:p>0.52265</text:p>
          </table:table-cell>
          <table:table-cell table:style-name="ce112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0" table:number-columns-repeated="5"/>
          <table:table-cell table:number-columns-repeated="1000"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6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17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49" office:value-type="string" calcext:value-type="string">
            <text:p>Sum</text:p>
          </table:table-cell>
          <table:table-cell table:style-name="ce54" office:value-type="string" calcext:value-type="string">
            <text:p>Eps</text:p>
          </table:table-cell>
          <table:table-cell/>
          <table:table-cell table:style-name="ce61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2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57" office:value-type="float" office:value="0.1" calcext:value-type="float">
            <text:p>0.1</text:p>
          </table:table-cell>
          <table:table-cell table:style-name="ce69" office:value-type="float" office:value="-0.6" calcext:value-type="float">
            <text:p>-0.6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0.1" calcext:value-type="float">
            <text:p>-0.1</text:p>
          </table:table-cell>
          <table:table-cell table:style-name="ce89" office:value-type="float" office:value="-0.4" calcext:value-type="float">
            <text:p>-0.4</text:p>
          </table:table-cell>
          <table:table-cell/>
          <table:table-cell table:style-name="ce18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32" office:value-type="float" office:value="-0.03" calcext:value-type="float">
            <text:p>-0.03000</text:p>
          </table:table-cell>
          <table:table-cell table:style-name="ce32" office:value-type="float" office:value="0.39" calcext:value-type="float">
            <text:p>0.39000</text:p>
          </table:table-cell>
          <table:table-cell table:style-name="ce32" office:value-type="float" office:value="0.18" calcext:value-type="float">
            <text:p>0.18000</text:p>
          </table:table-cell>
          <table:table-cell table:style-name="ce43" office:value-type="float" office:value="0.41" calcext:value-type="float">
            <text:p>0.41000</text:p>
          </table:table-cell>
          <table:table-cell table:style-name="ce50" table:formula="of:=SUM([.P17:.T17])" office:value-type="float" office:value="1.02" calcext:value-type="float">
            <text:p>1.02</text:p>
          </table:table-cell>
          <table:table-cell table:style-name="ce5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109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113" office:value-type="float" office:value="0.000408920192220544" calcext:value-type="float">
            <text:p>0.00041</text:p>
          </table:table-cell>
          <table:table-cell table:style-name="ce113" office:value-type="float" office:value="-0.0057248826910876" calcext:value-type="float">
            <text:p>-0.00572</text:p>
          </table:table-cell>
          <table:table-cell table:style-name="ce113" office:value-type="float" office:value="-0.00265798124943353" calcext:value-type="float">
            <text:p>-0.00266</text:p>
          </table:table-cell>
          <table:table-cell table:style-name="ce115" office:value-type="float" office:value="-0.00601696854267371" calcext:value-type="float">
            <text:p>-0.00602</text:p>
          </table:table-cell>
          <table:table-cell/>
          <table:table-cell table:style-name="ce101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3">
          <table:table-cell table:style-name="ce2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58" office:value-type="float" office:value="0.5" calcext:value-type="float">
            <text:p>0.5</text:p>
          </table:table-cell>
          <table:table-cell table:style-name="ce70" office:value-type="float" office:value="-0.9" calcext:value-type="float">
            <text:p>-0.9</text:p>
          </table:table-cell>
          <table:table-cell table:style-name="ce70" office:value-type="float" office:value="-0" calcext:value-type="float">
            <text:p>0</text:p>
          </table:table-cell>
          <table:table-cell table:style-name="ce70" office:value-type="float" office:value="0.8" calcext:value-type="float">
            <text:p>0.8</text:p>
          </table:table-cell>
          <table:table-cell table:style-name="ce90" office:value-type="float" office:value="0.3" calcext:value-type="float">
            <text:p>0.3</text:p>
          </table:table-cell>
          <table:table-cell/>
          <table:table-cell table:style-name="ce9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102" office:value-type="float" office:value="-0.16" calcext:value-type="float">
            <text:p>-0.16000</text:p>
          </table:table-cell>
          <table:table-cell table:style-name="ce102" office:value-type="float" office:value="0.02" calcext:value-type="float">
            <text:p>0.02000</text:p>
          </table:table-cell>
          <table:table-cell table:style-name="ce102" office:value-type="float" office:value="-0.7" calcext:value-type="float">
            <text:p>-0.70000</text:p>
          </table:table-cell>
          <table:table-cell table:style-name="ce107" office:value-type="float" office:value="-0.22" calcext:value-type="float">
            <text:p>-0.22000</text:p>
          </table:table-cell>
          <table:table-cell table:style-name="ce50" table:formula="of:=SUM([.P18:.T18])" office:value-type="float" office:value="-1.14" calcext:value-type="float">
            <text:p>-1.14</text:p>
          </table:table-cell>
          <table:table-cell table:style-name="ce55" office:value-type="float" office:value="-0.01" calcext:value-type="float">
            <text:p>-0.01</text:p>
          </table:table-cell>
          <table:table-cell/>
          <table:table-cell table:style-name="ce110" office:value-type="float" office:value="0.0104286533202267" calcext:value-type="float">
            <text:p>0.01043</text:p>
          </table:table-cell>
          <table:table-cell table:style-name="ce21" office:value-type="float" office:value="0.0206029492423991" calcext:value-type="float">
            <text:p>0.02060</text:p>
          </table:table-cell>
          <table:table-cell table:style-name="ce21" office:value-type="float" office:value="-0.00228921658248879" calcext:value-type="float">
            <text:p>-0.00229</text:p>
          </table:table-cell>
          <table:table-cell table:style-name="ce21" office:value-type="float" office:value="0.0892794467170627" calcext:value-type="float">
            <text:p>0.08928</text:p>
          </table:table-cell>
          <table:table-cell table:style-name="ce116" office:value-type="float" office:value="0.0282336711840284" calcext:value-type="float">
            <text:p>0.02823</text:p>
          </table:table-cell>
          <table:table-cell/>
          <table:table-cell table:style-name="ce4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3" table:number-matrix-columns-spanned="1" table:number-matrix-rows-spanned="4" table:formula="of:=[.A46:.A49]+[.A61:.A64]+[.A76:.A79]" office:value-type="float" office:value="-0.736989703888469" calcext:value-type="float">
            <text:p>-0.7369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58" office:value-type="float" office:value="-0.3" calcext:value-type="float">
            <text:p>-0.3</text:p>
          </table:table-cell>
          <table:table-cell table:style-name="ce70" office:value-type="float" office:value="-0.9" calcext:value-type="float">
            <text:p>-0.9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1" calcext:value-type="float">
            <text:p>1</text:p>
          </table:table-cell>
          <table:table-cell table:style-name="ce90" office:value-type="float" office:value="-0.2" calcext:value-type="float">
            <text:p>-0.2</text:p>
          </table:table-cell>
          <table:table-cell/>
          <table:table-cell table:style-name="ce19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10" office:value-type="float" office:value="-0.27" calcext:value-type="float">
            <text:p>-0.27000</text:p>
          </table:table-cell>
          <table:table-cell table:style-name="ce10" office:value-type="float" office:value="-0.18" calcext:value-type="float">
            <text:p>-0.18000</text:p>
          </table:table-cell>
          <table:table-cell table:style-name="ce10" office:value-type="float" office:value="-0.99" calcext:value-type="float">
            <text:p>-0.99000</text:p>
          </table:table-cell>
          <table:table-cell table:style-name="ce44" office:value-type="float" office:value="0.07" calcext:value-type="float">
            <text:p>0.07000</text:p>
          </table:table-cell>
          <table:table-cell table:style-name="ce50" table:formula="of:=SUM([.P19:.T19])" office:value-type="float" office:value="-1.4" calcext:value-type="float">
            <text:p>-1.4</text:p>
          </table:table-cell>
          <table:table-cell table:style-name="ce56" office:value-type="float" office:value="-0.01" calcext:value-type="float">
            <text:p>-0.01</text:p>
          </table:table-cell>
          <table:table-cell/>
          <table:table-cell table:style-name="ce110" office:value-type="float" office:value="-0.000682266848860922" calcext:value-type="float">
            <text:p>-0.00068</text:p>
          </table:table-cell>
          <table:table-cell table:style-name="ce21" office:value-type="float" office:value="-0.00579926821531784" calcext:value-type="float">
            <text:p>-0.00580</text:p>
          </table:table-cell>
          <table:table-cell table:style-name="ce21" office:value-type="float" office:value="-0.00388039270289649" calcext:value-type="float">
            <text:p>-0.00388</text:p>
          </table:table-cell>
          <table:table-cell table:style-name="ce21" office:value-type="float" office:value="-0.0211502723146886" calcext:value-type="float">
            <text:p>-0.02115</text:p>
          </table:table-cell>
          <table:table-cell table:style-name="ce116" office:value-type="float" office:value="0.00144981705382946" calcext:value-type="float">
            <text:p>0.00145</text:p>
          </table:table-cell>
          <table:table-cell/>
          <table:table-cell table:style-name="ce4" office:value-type="float" office:value="-0.0300623830279344" calcext:value-type="float">
            <text:p>-0.03006</text:p>
          </table:table-cell>
          <table:table-cell table:number-columns-repeated="990"/>
        </table:table-row>
        <table:table-row table:style-name="ro2">
          <table:table-cell table:style-name="ce4" office:value-type="float" office:value="0.217605460588501" calcext:value-type="float">
            <text:p>0.21761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58" office:value-type="float" office:value="0.7" calcext:value-type="float">
            <text:p>0.7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-0.4" calcext:value-type="float">
            <text:p>-0.4</text:p>
          </table:table-cell>
          <table:table-cell table:style-name="ce90" office:value-type="float" office:value="-0.6" calcext:value-type="float">
            <text:p>-0.6</text:p>
          </table:table-cell>
          <table:table-cell/>
          <table:table-cell table:style-name="ce19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10" office:value-type="float" office:value="0.06" calcext:value-type="float">
            <text:p>0.06000</text:p>
          </table:table-cell>
          <table:table-cell table:style-name="ce10" office:value-type="float" office:value="-0.07" calcext:value-type="float">
            <text:p>-0.07000</text:p>
          </table:table-cell>
          <table:table-cell table:style-name="ce10" office:value-type="float" office:value="0.38" calcext:value-type="float">
            <text:p>0.38000</text:p>
          </table:table-cell>
          <table:table-cell table:style-name="ce44" office:value-type="float" office:value="0.5" calcext:value-type="float">
            <text:p>0.50000</text:p>
          </table:table-cell>
          <table:table-cell table:style-name="ce50" table:formula="of:=SUM([.P20:.T20])" office:value-type="float" office:value="0.75" calcext:value-type="float">
            <text:p>0.75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110" office:value-type="float" office:value="0.00925233923792271" calcext:value-type="float">
            <text:p>0.00925</text:p>
          </table:table-cell>
          <table:table-cell table:style-name="ce21" office:value-type="float" office:value="-0.00486139858263736" calcext:value-type="float">
            <text:p>-0.00486</text:p>
          </table:table-cell>
          <table:table-cell table:style-name="ce21" office:value-type="float" office:value="0.00533185650998936" calcext:value-type="float">
            <text:p>0.00533</text:p>
          </table:table-cell>
          <table:table-cell table:style-name="ce21" office:value-type="float" office:value="-0.0299524880414108" calcext:value-type="float">
            <text:p>-0.02995</text:p>
          </table:table-cell>
          <table:table-cell table:style-name="ce116" office:value-type="float" office:value="-0.0393616465884508" calcext:value-type="float">
            <text:p>-0.03936</text:p>
          </table:table-cell>
          <table:table-cell/>
          <table:table-cell table:style-name="ce4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4" office:value-type="float" office:value="-0.138614850821351" calcext:value-type="float">
            <text:p>-0.13861</text:p>
          </table:table-cell>
          <table:table-cell table:number-columns-repeated="8"/>
          <table:table-cell table:style-name="ce59" office:value-type="float" office:value="-0.2" calcext:value-type="float">
            <text:p>-0.2</text:p>
          </table:table-cell>
          <table:table-cell table:style-name="ce71" office:value-type="float" office:value="0.5" calcext:value-type="float">
            <text:p>0.5</text:p>
          </table:table-cell>
          <table:table-cell table:style-name="ce71" office:value-type="float" office:value="-0.2" calcext:value-type="float">
            <text:p>-0.2</text:p>
          </table:table-cell>
          <table:table-cell table:style-name="ce71" office:value-type="float" office:value="-0.9" calcext:value-type="float">
            <text:p>-0.9</text:p>
          </table:table-cell>
          <table:table-cell table:style-name="ce91" office:value-type="float" office:value="0.4" calcext:value-type="float">
            <text:p>0.4</text:p>
          </table:table-cell>
          <table:table-cell/>
          <table:table-cell table:style-name="ce20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33" office:value-type="float" office:value="0.01" calcext:value-type="float">
            <text:p>0.01000</text:p>
          </table:table-cell>
          <table:table-cell table:style-name="ce33" office:value-type="float" office:value="-0.03" calcext:value-type="float">
            <text:p>-0.03000</text:p>
          </table:table-cell>
          <table:table-cell table:style-name="ce33" office:value-type="float" office:value="0.72" calcext:value-type="float">
            <text:p>0.72000</text:p>
          </table:table-cell>
          <table:table-cell table:style-name="ce45" office:value-type="float" office:value="-0.41" calcext:value-type="float">
            <text:p>-0.41000</text:p>
          </table:table-cell>
          <table:table-cell table:style-name="ce50" table:formula="of:=SUM([.P21:.T21])" office:value-type="float" office:value="0.24" calcext:value-type="float">
            <text:p>0.24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111" office:value-type="float" office:value="0.00314527102526921" calcext:value-type="float">
            <text:p>0.00315</text:p>
          </table:table-cell>
          <table:table-cell table:style-name="ce114" office:value-type="float" office:value="-0.000786317756317303" calcext:value-type="float">
            <text:p>-0.00079</text:p>
          </table:table-cell>
          <table:table-cell table:style-name="ce114" office:value-type="float" office:value="0.00183474143140704" calcext:value-type="float">
            <text:p>0.00183</text:p>
          </table:table-cell>
          <table:table-cell table:style-name="ce114" office:value-type="float" office:value="-0.0473101183384244" calcext:value-type="float">
            <text:p>-0.04731</text:p>
          </table:table-cell>
          <table:table-cell table:style-name="ce117" office:value-type="float" office:value="0.0267348037147883" calcext:value-type="float">
            <text:p>0.02673</text:p>
          </table:table-cell>
          <table:table-cell/>
          <table:table-cell table:style-name="ce5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5" office:value-type="float" office:value="1.13202994310348" calcext:value-type="float">
            <text:p>1.13203</text:p>
          </table:table-cell>
          <table:table-cell table:number-columns-repeated="5"/>
          <table:table-cell table:style-name="ce1"/>
          <table:table-cell table:number-columns-repeated="8"/>
          <table:table-cell table:style-name="ce50" table:formula="of:=SUM([.P17:.P21])" office:value-type="float" office:value="-0.21" calcext:value-type="float">
            <text:p>-0.21</text:p>
          </table:table-cell>
          <table:table-cell table:style-name="ce50" table:formula="of:=SUM([.Q17:.Q21])" office:value-type="float" office:value="-0.39" calcext:value-type="float">
            <text:p>-0.39</text:p>
          </table:table-cell>
          <table:table-cell table:style-name="ce50" table:formula="of:=SUM([.R17:.R21])" office:value-type="float" office:value="0.13" calcext:value-type="float">
            <text:p>0.13</text:p>
          </table:table-cell>
          <table:table-cell table:style-name="ce50" table:formula="of:=SUM([.S17:.S21])" office:value-type="float" office:value="-0.41" calcext:value-type="float">
            <text:p>-0.41</text:p>
          </table:table-cell>
          <table:table-cell table:style-name="ce50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112" table:formula="of:=SUM([.X17:.X21])" office:value-type="float" office:value="0.0210924876688477" calcext:value-type="float">
            <text:p>0.02109</text:p>
          </table:table-cell>
          <table:table-cell table:style-name="ce112" table:formula="of:=SUM([.Y17:.Y21])" office:value-type="float" office:value="0.00956488488034715" calcext:value-type="float">
            <text:p>0.00956</text:p>
          </table:table-cell>
          <table:table-cell table:style-name="ce112" table:formula="of:=SUM([.Z17:.Z21])" office:value-type="float" office:value="-0.00472789403507649" calcext:value-type="float">
            <text:p>-0.00473</text:p>
          </table:table-cell>
          <table:table-cell table:style-name="ce112" table:formula="of:=SUM([.AA17:.AA21])" office:value-type="float" office:value="-0.0117914132268946" calcext:value-type="float">
            <text:p>-0.01179</text:p>
          </table:table-cell>
          <table:table-cell table:style-name="ce112" table:formula="of:=SUM([.AB17:.AB21])" office:value-type="float" office:value="0.0110396768215216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3">
          <table:table-cell table:style-name="ce6" office:value-type="string" calcext:value-type="string">
            <text:p>I</text:p>
          </table:table-cell>
          <table:table-cell table:style-name="ce6"/>
          <table:table-cell table:number-columns-repeated="6"/>
          <table:table-cell table:style-name="ce6"/>
          <table:table-cell table:style-name="ce60" office:value-type="string" calcext:value-type="string">
            <text:p>σ(In)</text:p>
          </table:table-cell>
          <table:table-cell table:style-name="ce6" office:value-type="string" calcext:value-type="string">
            <text:p><text:span text:style-name="T3">σ(For</text:span>)</text:p>
          </table:table-cell>
          <table:table-cell table:style-name="ce81" office:value-type="string" calcext:value-type="string">
            <text:p>C</text:p>
          </table:table-cell>
          <table:table-cell table:style-name="ce6" office:value-type="string" calcext:value-type="string">
            <text:p>O</text:p>
          </table:table-cell>
          <table:table-cell table:style-name="ce81" office:value-type="string" calcext:value-type="string">
            <text:p>tanh(O)</text:p>
          </table:table-cell>
          <table:table-cell table:style-name="ce70"/>
          <table:table-cell table:style-name="ce2" office:value-type="string" calcext:value-type="string">
            <text:p>O<text:span text:style-name="T1">relevance</text:span></text:p>
          </table:table-cell>
          <table:table-cell table:style-name="ce2" office:value-type="string" calcext:value-type="string">
            <text:p>Input<text:span text:style-name="T1">partition</text:span></text:p>
          </table:table-cell>
          <table:table-cell table:style-name="ce2" office:value-type="string" calcext:value-type="string">
            <text:p>Rec<text:span text:style-name="T1">partition</text:span></text:p>
          </table:table-cell>
          <table:table-cell table:style-name="ce70"/>
          <table:table-cell table:style-name="ce6" table:number-columns-repeated="10"/>
          <table:table-cell table:style-name="ce61" table:number-columns-repeated="5"/>
          <table:table-cell table:style-name="ce6" table:number-columns-repeated="986"/>
        </table:table-row>
        <table:table-row table:style-name="ro2">
          <table:table-cell table:style-name="ce7" office:value-type="float" office:value="-0.8" calcext:value-type="float">
            <text:p>-0.8</text:p>
          </table:table-cell>
          <table:table-cell table:number-columns-repeated="8"/>
          <table:table-cell table:style-name="ce24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51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82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51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92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70"/>
          <table:table-cell table:style-name="ce9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03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103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70"/>
          <table:table-cell/>
          <table:table-cell table:style-name="ce70"/>
          <table:table-cell/>
          <table:table-cell table:style-name="ce108" table:number-columns-repeated="7"/>
          <table:table-cell table:style-name="ce118" table:number-columns-repeated="3"/>
          <table:table-cell table:style-name="ce119"/>
          <table:table-cell table:style-name="ce120"/>
          <table:table-cell table:number-columns-repeated="986"/>
        </table:table-row>
        <table:table-row table:style-name="ro2">
          <table:table-cell table:style-name="ce8" office:value-type="float" office:value="-0.9" calcext:value-type="float">
            <text:p>-0.9</text:p>
          </table:table-cell>
          <table:table-cell table:number-columns-repeated="8"/>
          <table:table-cell table:style-name="ce25" office:value-type="float" office:value="0.249739894404882" calcext:value-type="float">
            <text:p>0.24974</text:p>
          </table:table-cell>
          <table:table-cell table:style-name="ce52" office:value-type="float" office:value="0.180938793152142" calcext:value-type="float">
            <text:p>0.18094</text:p>
          </table:table-cell>
          <table:table-cell table:style-name="ce83" office:value-type="float" office:value="-0.1" calcext:value-type="float">
            <text:p>-0.10000</text:p>
          </table:table-cell>
          <table:table-cell table:style-name="ce52" office:value-type="float" office:value="0.0112137691899402" calcext:value-type="float">
            <text:p>0.01121</text:p>
          </table:table-cell>
          <table:table-cell table:style-name="ce93" office:value-type="float" office:value="0.0112132991749168" calcext:value-type="float">
            <text:p>0.01121</text:p>
          </table:table-cell>
          <table:table-cell table:style-name="ce70"/>
          <table:table-cell table:style-name="ce99" office:value-type="float" office:value="0.2" calcext:value-type="float">
            <text:p>0.2</text:p>
          </table:table-cell>
          <table:table-cell table:style-name="ce104" office:value-type="percentage" office:value="-0.941557780781369" calcext:value-type="percentage">
            <text:p>-94%</text:p>
          </table:table-cell>
          <table:table-cell table:style-name="ce104" office:value-type="percentage" office:value="1.94155778078137" calcext:value-type="percentage">
            <text:p>194%</text:p>
          </table:table-cell>
          <table:table-cell table:style-name="ce70"/>
          <table:table-cell/>
          <table:table-cell table:style-name="ce70"/>
          <table:table-cell/>
          <table:table-cell table:style-name="ce108" table:number-columns-repeated="7"/>
          <table:table-cell table:style-name="ce118" table:number-columns-repeated="3"/>
          <table:table-cell table:style-name="ce119"/>
          <table:table-cell table:style-name="ce118"/>
          <table:table-cell table:number-columns-repeated="986"/>
        </table:table-row>
        <table:table-row table:style-name="ro2">
          <table:table-cell table:style-name="ce8" office:value-type="float" office:value="-0.9" calcext:value-type="float">
            <text:p>-0.9</text:p>
          </table:table-cell>
          <table:table-cell table:number-columns-repeated="8"/>
          <table:table-cell table:style-name="ce25" office:value-type="float" office:value="0.549833997312478" calcext:value-type="float">
            <text:p>0.54983</text:p>
          </table:table-cell>
          <table:table-cell table:style-name="ce52" office:value-type="float" office:value="0.0483376287199052" calcext:value-type="float">
            <text:p>0.04834</text:p>
          </table:table-cell>
          <table:table-cell table:style-name="ce83" office:value-type="float" office:value="0.1" calcext:value-type="float">
            <text:p>0.10000</text:p>
          </table:table-cell>
          <table:table-cell table:style-name="ce52" office:value-type="float" office:value="0.0404821111152763" calcext:value-type="float">
            <text:p>0.04048</text:p>
          </table:table-cell>
          <table:table-cell table:style-name="ce93" office:value-type="float" office:value="0.0404600115561625" calcext:value-type="float">
            <text:p>0.04046</text:p>
          </table:table-cell>
          <table:table-cell/>
          <table:table-cell table:style-name="ce99" office:value-type="float" office:value="0.2" calcext:value-type="float">
            <text:p>0.2</text:p>
          </table:table-cell>
          <table:table-cell table:style-name="ce104" office:value-type="percentage" office:value="1.63976174557668" calcext:value-type="percentage">
            <text:p>164%</text:p>
          </table:table-cell>
          <table:table-cell table:style-name="ce104" office:value-type="percentage" office:value="-0.639761745576682" calcext:value-type="percentage">
            <text:p>-64%</text:p>
          </table:table-cell>
          <table:table-cell table:number-columns-repeated="2"/>
          <table:table-cell table:style-name="ce70"/>
          <table:table-cell/>
          <table:table-cell table:style-name="ce108" table:number-columns-repeated="7"/>
          <table:table-cell table:style-name="ce118" table:number-columns-repeated="3"/>
          <table:table-cell table:style-name="ce119"/>
          <table:table-cell table:style-name="ce118"/>
          <table:table-cell table:number-columns-repeated="986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5" office:value-type="float" office:value="0.820538480592673" calcext:value-type="float">
            <text:p>0.82054</text:p>
          </table:table-cell>
          <table:table-cell table:style-name="ce52" office:value-type="float" office:value="0.674805272582314" calcext:value-type="float">
            <text:p>0.67481</text:p>
          </table:table-cell>
          <table:table-cell table:style-name="ce83" office:value-type="float" office:value="2.03" calcext:value-type="float">
            <text:p>2.03000</text:p>
          </table:table-cell>
          <table:table-cell table:style-name="ce52" office:value-type="float" office:value="1.05836837027904" calcext:value-type="float">
            <text:p>1.05837</text:p>
          </table:table-cell>
          <table:table-cell table:style-name="ce93" office:value-type="float" office:value="0.785038580632768" calcext:value-type="float">
            <text:p>0.78504</text:p>
          </table:table-cell>
          <table:table-cell/>
          <table:table-cell table:style-name="ce99" office:value-type="float" office:value="0.2" calcext:value-type="float">
            <text:p>0.2</text:p>
          </table:table-cell>
          <table:table-cell table:style-name="ce104" office:value-type="percentage" office:value="1.58407403607675" calcext:value-type="percentage">
            <text:p>158%</text:p>
          </table:table-cell>
          <table:table-cell table:style-name="ce104" office:value-type="percentage" office:value="-0.584074036076746" calcext:value-type="percentage">
            <text:p>-58%</text:p>
          </table:table-cell>
          <table:table-cell table:number-columns-repeated="11"/>
          <table:table-cell table:style-name="ce118" table:number-columns-repeated="3"/>
          <table:table-cell table:style-name="ce119"/>
          <table:table-cell table:style-name="ce118"/>
          <table:table-cell table:number-columns-repeated="986"/>
        </table:table-row>
        <table:table-row table:style-name="ro2">
          <table:table-cell table:number-columns-repeated="9"/>
          <table:table-cell table:style-name="ce26" office:value-type="float" office:value="0.534942945158215" calcext:value-type="float">
            <text:p>0.53494</text:p>
          </table:table-cell>
          <table:table-cell table:style-name="ce53" office:value-type="float" office:value="0.389360766050778" calcext:value-type="float">
            <text:p>0.38936</text:p>
          </table:table-cell>
          <table:table-cell table:style-name="ce84" office:value-type="float" office:value="-1.41" calcext:value-type="float">
            <text:p>-1.41000</text:p>
          </table:table-cell>
          <table:table-cell table:style-name="ce53" office:value-type="float" office:value="-1.06575816551371" calcext:value-type="float">
            <text:p>-1.06576</text:p>
          </table:table-cell>
          <table:table-cell table:style-name="ce94" office:value-type="float" office:value="-0.787857745609632" calcext:value-type="float">
            <text:p>-0.78786</text:p>
          </table:table-cell>
          <table:table-cell/>
          <table:table-cell table:style-name="ce100" office:value-type="float" office:value="0.2" calcext:value-type="float">
            <text:p>0.2</text:p>
          </table:table-cell>
          <table:table-cell table:style-name="ce105" office:value-type="percentage" office:value="0.7057994789289" calcext:value-type="percentage">
            <text:p>71%</text:p>
          </table:table-cell>
          <table:table-cell table:style-name="ce105" office:value-type="percentage" office:value="0.2942005210711" calcext:value-type="percentage">
            <text:p>29%</text:p>
          </table:table-cell>
          <table:table-cell table:number-columns-repeated="11"/>
          <table:table-cell table:style-name="ce118" table:number-columns-repeated="3"/>
          <table:table-cell table:style-name="ce119"/>
          <table:table-cell table:style-name="ce118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29" table:number-columns-repeated="4"/>
          <table:table-cell table:number-columns-repeated="1007"/>
        </table:table-row>
        <table:table-row table:style-name="ro3">
          <table:table-cell table:number-columns-repeated="7"/>
          <table:table-cell table:style-name="ce1"/>
          <table:table-cell/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For</text:p>
          </table:table-cell>
          <table:table-cell table:style-name="ce1"/>
          <table:table-cell table:style-name="ce85" office:value-type="string" calcext:value-type="string">
            <text:p>O<text:span text:style-name="T1">1</text:span></text:p>
          </table:table-cell>
          <table:table-cell table:style-name="ce85" office:value-type="string" calcext:value-type="string">
            <text:p>O<text:span text:style-name="T1">2</text:span></text:p>
          </table:table-cell>
          <table:table-cell/>
          <table:table-cell table:style-name="ce54" office:value-type="string" calcext:value-type="string">
            <text:p>Eps<text:span text:style-name="T1">O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62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72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51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51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5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63" office:value-type="float" office:value="-1.1" calcext:value-type="float">
            <text:p>-1.1</text:p>
          </table:table-cell>
          <table:table-cell table:style-name="ce73" office:value-type="float" office:value="-1.51" calcext:value-type="float">
            <text:p>-1.51</text:p>
          </table:table-cell>
          <table:table-cell table:style-name="ce1"/>
          <table:table-cell table:style-name="ce52" office:value-type="float" office:value="-0.0249739894404882" calcext:value-type="float">
            <text:p>-0.02497</text:p>
          </table:table-cell>
          <table:table-cell table:style-name="ce52" office:value-type="float" office:value="0.0361877586304284" calcext:value-type="float">
            <text:p>0.03619</text:p>
          </table:table-cell>
          <table:table-cell/>
          <table:table-cell table:style-name="ce5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63" office:value-type="float" office:value="0.2" calcext:value-type="float">
            <text:p>0.2</text:p>
          </table:table-cell>
          <table:table-cell table:style-name="ce73" office:value-type="float" office:value="-2.98" calcext:value-type="float">
            <text:p>-2.98</text:p>
          </table:table-cell>
          <table:table-cell table:style-name="ce1"/>
          <table:table-cell table:style-name="ce52" office:value-type="float" office:value="0.0549833997312479" calcext:value-type="float">
            <text:p>0.05498</text:p>
          </table:table-cell>
          <table:table-cell table:style-name="ce52" office:value-type="float" office:value="-0.0145012886159716" calcext:value-type="float">
            <text:p>-0.01450</text:p>
          </table:table-cell>
          <table:table-cell/>
          <table:table-cell table:style-name="ce56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63" office:value-type="float" office:value="1.52" calcext:value-type="float">
            <text:p>1.52</text:p>
          </table:table-cell>
          <table:table-cell table:style-name="ce73" office:value-type="float" office:value="0.73" calcext:value-type="float">
            <text:p>0.73</text:p>
          </table:table-cell>
          <table:table-cell table:style-name="ce1"/>
          <table:table-cell table:style-name="ce52" office:value-type="float" office:value="1.66569311560313" calcext:value-type="float">
            <text:p>1.66569</text:p>
          </table:table-cell>
          <table:table-cell table:style-name="ce52" office:value-type="float" office:value="-0.607324745324082" calcext:value-type="float">
            <text:p>-0.60732</text:p>
          </table:table-cell>
          <table:table-cell/>
          <table:table-cell table:style-name="ce56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64" office:value-type="float" office:value="0.14" calcext:value-type="float">
            <text:p>0.14</text:p>
          </table:table-cell>
          <table:table-cell table:style-name="ce74" office:value-type="float" office:value="-0.45" calcext:value-type="float">
            <text:p>-0.45</text:p>
          </table:table-cell>
          <table:table-cell table:style-name="ce1"/>
          <table:table-cell table:style-name="ce53" office:value-type="float" office:value="-0.754269552673082" calcext:value-type="float">
            <text:p>-0.75427</text:p>
          </table:table-cell>
          <table:table-cell table:style-name="ce53" office:value-type="float" office:value="-0.311488612840622" calcext:value-type="float">
            <text:p>-0.31149</text:p>
          </table:table-cell>
          <table:table-cell/>
          <table:table-cell table:style-name="ce56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6"/>
          <table:table-cell table:style-name="ce6"/>
          <table:table-cell table:style-name="ce6" office:value-type="string" calcext:value-type="string">
            <text:p>B<text:span text:style-name="T1">in</text:span></text:p>
          </table:table-cell>
          <table:table-cell table:style-name="ce12"/>
          <table:table-cell table:number-columns-repeated="1011"/>
        </table:table-row>
        <table:table-row table:style-name="ro2">
          <table:table-cell table:number-columns-repeated="2"/>
          <table:table-cell table:style-name="ce14" office:value-type="float" office:value="0.5" calcext:value-type="float">
            <text:p>0.5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/>
          <table:table-cell table:style-name="ce7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1" office:value-type="float" office:value="-0.8" calcext:value-type="float">
            <text:p>-0.8</text:p>
          </table:table-cell>
          <table:table-cell/>
          <table:table-cell table:style-name="ce8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1" office:value-type="float" office:value="0.5" calcext:value-type="float">
            <text:p>0.5</text:p>
          </table:table-cell>
          <table:table-cell/>
          <table:table-cell table:style-name="ce8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1" office:value-type="float" office:value="-0.1" calcext:value-type="float">
            <text:p>-0.1</text:p>
          </table:table-cell>
          <table:table-cell/>
          <table:table-cell table:style-name="ce8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0.4" calcext:value-type="float">
            <text:p>0.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-0.7" calcext:value-type="float">
            <text:p>-0.7</text:p>
          </table:table-cell>
          <table:table-cell table:style-name="ce42" office:value-type="float" office:value="0.8" calcext:value-type="float">
            <text:p>0.8</text:p>
          </table:table-cell>
          <table:table-cell/>
          <table:table-cell table:style-name="ce9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3">
          <table:table-cell table:style-name="ce2" office:value-type="string" calcext:value-type="string">
            <text:p>I<text:span text:style-name="T1">relevance,in</text:span></text:p>
          </table:table-cell>
          <table:table-cell table:style-name="ce12"/>
          <table:table-cell table:style-name="ce17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31"/>
          <table:covered-table-cell table:number-columns-repeated="2" table:style-name="ce2"/>
          <table:table-cell table:style-name="ce49" office:value-type="string" calcext:value-type="string">
            <text:p>Sum</text:p>
          </table:table-cell>
          <table:table-cell table:style-name="ce54" office:value-type="string" calcext:value-type="string">
            <text:p>Eps</text:p>
          </table:table-cell>
          <table:table-cell/>
          <table:table-cell table:style-name="ce61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1"/>
          <table:table-cell table:style-name="ce61"/>
          <table:table-cell/>
          <table:table-cell table:style-name="ce2" office:value-type="string" calcext:value-type="string">
            <text:p>O<text:span text:style-name="T1">relevance,in,in</text:span></text:p>
          </table:table-cell>
          <table:table-cell/>
          <table:table-cell table:style-name="ce2" office:value-type="string" calcext:value-type="string">
            <text:p>O<text:span text:style-name="T1">relevance,in</text:span></text:p>
          </table:table-cell>
          <table:table-cell table:style-name="ce2" office:value-type="string" calcext:value-type="string">
            <text:p>Input<text:span text:style-name="T1">partition</text:span></text:p>
          </table:table-cell>
          <table:table-cell table:style-name="ce2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3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18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32" office:value-type="float" office:value="-0.49" calcext:value-type="float">
            <text:p>-0.49000</text:p>
          </table:table-cell>
          <table:table-cell table:style-name="ce32" office:value-type="float" office:value="0.77" calcext:value-type="float">
            <text:p>0.77000</text:p>
          </table:table-cell>
          <table:table-cell table:style-name="ce43" office:value-type="float" office:value="-0.55" calcext:value-type="float">
            <text:p>-0.55000</text:p>
          </table:table-cell>
          <table:table-cell table:style-name="ce50" table:formula="of:=SUM([.C46:.F46])" office:value-type="float" office:value="-0.62" calcext:value-type="float">
            <text:p>-0.62</text:p>
          </table:table-cell>
          <table:table-cell table:style-name="ce5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65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75" office:value-type="float" office:value="-0.0665850647938251" calcext:value-type="float">
            <text:p>-0.0666</text:p>
          </table:table-cell>
          <table:table-cell table:style-name="ce75" office:value-type="float" office:value="0.103764542597484" calcext:value-type="float">
            <text:p>0.1038</text:p>
          </table:table-cell>
          <table:table-cell table:style-name="ce86" office:value-type="float" office:value="-0.0746969508600778" calcext:value-type="float">
            <text:p>-0.0747</text:p>
          </table:table-cell>
          <table:table-cell table:style-name="ce95"/>
          <table:table-cell/>
          <table:table-cell table:style-name="ce101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3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103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103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4" office:value-type="float" office:value="0.17280086456131" calcext:value-type="float">
            <text:p>0.17280</text:p>
          </table:table-cell>
          <table:table-cell/>
          <table:table-cell table:style-name="ce19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10" office:value-type="float" office:value="0.36" calcext:value-type="float">
            <text:p>0.36000</text:p>
          </table:table-cell>
          <table:table-cell table:style-name="ce10" office:value-type="float" office:value="-0.09" calcext:value-type="float">
            <text:p>-0.09000</text:p>
          </table:table-cell>
          <table:table-cell table:style-name="ce44" office:value-type="float" office:value="-0.8" calcext:value-type="float">
            <text:p>-0.80000</text:p>
          </table:table-cell>
          <table:table-cell table:style-name="ce50" table:formula="of:=SUM([.C47:.F47])" office:value-type="float" office:value="-1.09" calcext:value-type="float">
            <text:p>-1.09</text:p>
          </table:table-cell>
          <table:table-cell table:style-name="ce55" office:value-type="float" office:value="-0.01" calcext:value-type="float">
            <text:p>-0.01</text:p>
          </table:table-cell>
          <table:table-cell/>
          <table:table-cell table:style-name="ce66" office:value-type="float" office:value="-0.0474971945618366" calcext:value-type="float">
            <text:p>-0.0475</text:p>
          </table:table-cell>
          <table:table-cell table:style-name="ce76" office:value-type="float" office:value="0.0301871058770783" calcext:value-type="float">
            <text:p>0.0302</text:p>
          </table:table-cell>
          <table:table-cell table:style-name="ce76" office:value-type="float" office:value="-0.0078106497723909" calcext:value-type="float">
            <text:p>-0.0078</text:p>
          </table:table-cell>
          <table:table-cell table:style-name="ce87" office:value-type="float" office:value="-0.0677626642415535" calcext:value-type="float">
            <text:p>-0.0678</text:p>
          </table:table-cell>
          <table:table-cell table:style-name="ce96"/>
          <table:table-cell/>
          <table:table-cell table:style-name="ce4" office:value-type="float" office:value="-0.0928834026987026" calcext:value-type="float">
            <text:p>-0.09288</text:p>
          </table:table-cell>
          <table:table-cell/>
          <table:table-cell table:style-name="ce4" office:value-type="float" office:value="-0.0941557780781369" calcext:value-type="float">
            <text:p>-0.09416</text:p>
          </table:table-cell>
          <table:table-cell table:style-name="ce104" office:value-type="percentage" office:value="0.986486486486486" calcext:value-type="percentage">
            <text:p>99%</text:p>
          </table:table-cell>
          <table:table-cell table:style-name="ce104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4" office:value-type="float" office:value="0.0813062058260772" calcext:value-type="float">
            <text:p>0.08131</text:p>
          </table:table-cell>
          <table:table-cell/>
          <table:table-cell table:style-name="ce19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10" office:value-type="float" office:value="0.5925" calcext:value-type="float">
            <text:p>0.59250</text:p>
          </table:table-cell>
          <table:table-cell table:style-name="ce10" office:value-type="float" office:value="-0.3075" calcext:value-type="float">
            <text:p>-0.30750</text:p>
          </table:table-cell>
          <table:table-cell table:style-name="ce44" office:value-type="float" office:value="0.4625" calcext:value-type="float">
            <text:p>0.46250</text:p>
          </table:table-cell>
          <table:table-cell table:style-name="ce50" table:formula="of:=SUM([.C48:.F48])" office:value-type="float" office:value="0.15" calcext:value-type="float">
            <text:p>0.15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66" office:value-type="float" office:value="-0.450080437457767" calcext:value-type="float">
            <text:p>-0.4501</text:p>
          </table:table-cell>
          <table:table-cell table:style-name="ce76" office:value-type="float" office:value="0.450080437457767" calcext:value-type="float">
            <text:p>0.4501</text:p>
          </table:table-cell>
          <table:table-cell table:style-name="ce76" office:value-type="float" office:value="-0.230713501553981" calcext:value-type="float">
            <text:p>-0.2307</text:p>
          </table:table-cell>
          <table:table-cell table:style-name="ce87" office:value-type="float" office:value="0.35174353515607" calcext:value-type="float">
            <text:p>0.3517</text:p>
          </table:table-cell>
          <table:table-cell table:style-name="ce96"/>
          <table:table-cell/>
          <table:table-cell table:style-name="ce4" office:value-type="float" office:value="0.121030033602088" calcext:value-type="float">
            <text:p>0.12103</text:p>
          </table:table-cell>
          <table:table-cell/>
          <table:table-cell table:style-name="ce4" office:value-type="float" office:value="0.163976174557668" calcext:value-type="float">
            <text:p>0.16398</text:p>
          </table:table-cell>
          <table:table-cell table:style-name="ce104" office:value-type="percentage" office:value="0.738095238095238" calcext:value-type="percentage">
            <text:p>74%</text:p>
          </table:table-cell>
          <table:table-cell table:style-name="ce104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5" office:value-type="float" office:value="0.475097113423801" calcext:value-type="float">
            <text:p>0.47510</text:p>
          </table:table-cell>
          <table:table-cell/>
          <table:table-cell table:style-name="ce19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10" office:value-type="float" office:value="0.91" calcext:value-type="float">
            <text:p>0.91000</text:p>
          </table:table-cell>
          <table:table-cell table:style-name="ce10" office:value-type="float" office:value="0.1" calcext:value-type="float">
            <text:p>0.10000</text:p>
          </table:table-cell>
          <table:table-cell table:style-name="ce44" office:value-type="float" office:value="0" calcext:value-type="float">
            <text:p>0.00000</text:p>
          </table:table-cell>
          <table:table-cell table:style-name="ce50" table:formula="of:=SUM([.C49:.F49])" office:value-type="float" office:value="0.47" calcext:value-type="float">
            <text:p>0.47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66" office:value-type="float" office:value="-0.0550699758082577" calcext:value-type="float">
            <text:p>-0.0551</text:p>
          </table:table-cell>
          <table:table-cell table:style-name="ce76" office:value-type="float" office:value="0.093490889162856" calcext:value-type="float">
            <text:p>0.0935</text:p>
          </table:table-cell>
          <table:table-cell table:style-name="ce76" office:value-type="float" office:value="0.0105017163169236" calcext:value-type="float">
            <text:p>0.0105</text:p>
          </table:table-cell>
          <table:table-cell table:style-name="ce87" office:value-type="float" office:value="0.000256139422363989" calcext:value-type="float">
            <text:p>0.0003</text:p>
          </table:table-cell>
          <table:table-cell table:style-name="ce96"/>
          <table:table-cell/>
          <table:table-cell table:style-name="ce4" office:value-type="float" office:value="0.0491787690938859" calcext:value-type="float">
            <text:p>0.04918</text:p>
          </table:table-cell>
          <table:table-cell/>
          <table:table-cell table:style-name="ce4" office:value-type="float" office:value="0.158407403607675" calcext:value-type="float">
            <text:p>0.15841</text:p>
          </table:table-cell>
          <table:table-cell table:style-name="ce104" office:value-type="percentage" office:value="0.310457516339869" calcext:value-type="percentage">
            <text:p>31%</text:p>
          </table:table-cell>
          <table:table-cell table:style-name="ce104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10"/>
          <table:table-cell/>
          <table:table-cell table:style-name="ce20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33" office:value-type="float" office:value="-0.95" calcext:value-type="float">
            <text:p>-0.95000</text:p>
          </table:table-cell>
          <table:table-cell table:style-name="ce33" office:value-type="float" office:value="0.58" calcext:value-type="float">
            <text:p>0.58000</text:p>
          </table:table-cell>
          <table:table-cell table:style-name="ce45" office:value-type="float" office:value="0.75" calcext:value-type="float">
            <text:p>0.75000</text:p>
          </table:table-cell>
          <table:table-cell table:style-name="ce50" table:formula="of:=SUM([.C50:.F50])" office:value-type="float" office:value="0.00999999999999995" calcext:value-type="float">
            <text:p>0.01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67" office:value-type="float" office:value="-0.129690654253185" calcext:value-type="float">
            <text:p>-0.1297</text:p>
          </table:table-cell>
          <table:table-cell table:style-name="ce77" office:value-type="float" office:value="-0.334372503142566" calcext:value-type="float">
            <text:p>-0.3344</text:p>
          </table:table-cell>
          <table:table-cell table:style-name="ce77" office:value-type="float" office:value="0.205564098238042" calcext:value-type="float">
            <text:p>0.2056</text:p>
          </table:table-cell>
          <table:table-cell table:style-name="ce88" office:value-type="float" office:value="0.265557053946998" calcext:value-type="float">
            <text:p>0.2656</text:p>
          </table:table-cell>
          <table:table-cell table:style-name="ce96"/>
          <table:table-cell/>
          <table:table-cell table:style-name="ce5" office:value-type="float" office:value="0.00705799478928898" calcext:value-type="float">
            <text:p>0.00706</text:p>
          </table:table-cell>
          <table:table-cell/>
          <table:table-cell table:style-name="ce5" office:value-type="float" office:value="0.07057994789289" calcext:value-type="float">
            <text:p>0.07058</text:p>
          </table:table-cell>
          <table:table-cell table:style-name="ce105" office:value-type="percentage" office:value="0.0999999999999997" calcext:value-type="percentage">
            <text:p>10%</text:p>
          </table:table-cell>
          <table:table-cell table:style-name="ce105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10"/>
          <table:table-cell/>
          <table:table-cell table:style-name="ce21" table:number-columns-repeated="4"/>
          <table:table-cell table:number-columns-repeated="3"/>
          <table:table-cell table:style-name="ce68" table:formula="of:=SUM([.J46:.J50])" office:value-type="float" office:value="-0.729995592720281" calcext:value-type="float">
            <text:p>-0.7300</text:p>
          </table:table-cell>
          <table:table-cell table:style-name="ce68" table:formula="of:=SUM([.K46:.K50])" office:value-type="float" office:value="0.17280086456131" calcext:value-type="float">
            <text:p>0.1728</text:p>
          </table:table-cell>
          <table:table-cell table:style-name="ce68" table:formula="of:=SUM([.L46:.L50])" office:value-type="float" office:value="0.0813062058260772" calcext:value-type="float">
            <text:p>0.0813</text:p>
          </table:table-cell>
          <table:table-cell table:style-name="ce68" table:formula="of:=SUM([.M46:.M50])" office:value-type="float" office:value="0.475097113423801" calcext:value-type="float">
            <text:p>0.4751</text:p>
          </table:table-cell>
          <table:table-cell table:style-name="ce21"/>
          <table:table-cell table:number-columns-repeated="1006"/>
        </table:table-row>
        <table:table-row table:style-name="ro2">
          <table:table-cell table:style-name="ce10"/>
          <table:table-cell/>
          <table:table-cell table:style-name="ce22" table:number-columns-repeated="4"/>
          <table:table-cell table:number-columns-repeated="1014"/>
        </table:table-row>
        <table:table-row table:style-name="ro3">
          <table:table-cell table:style-name="ce10"/>
          <table:table-cell/>
          <table:table-cell table:style-name="ce2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34"/>
          <table:table-cell table:style-name="ce12"/>
          <table:table-cell table:style-name="ce12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4" office:value-type="float" office:value="0.1" calcext:value-type="float">
            <text:p>0.10000</text:p>
          </table:table-cell>
          <table:table-cell table:style-name="ce35" office:value-type="float" office:value="0.4" calcext:value-type="float">
            <text:p>0.40000</text:p>
          </table:table-cell>
          <table:table-cell table:style-name="ce35" office:value-type="float" office:value="-1" calcext:value-type="float">
            <text:p>-1.00000</text:p>
          </table:table-cell>
          <table:table-cell table:style-name="ce46" office:value-type="float" office:value="0.4" calcext:value-type="float">
            <text:p>0.40000</text:p>
          </table:table-cell>
          <table:table-cell/>
          <table:table-cell table:style-name="ce7" office:value-type="float" office:value="0.9" calcext:value-type="float">
            <text:p>0.9</text:p>
          </table:table-cell>
          <table:table-cell table:style-name="ce12"/>
          <table:table-cell table:number-columns-repeated="1011"/>
        </table:table-row>
        <table:table-row table:style-name="ro2">
          <table:table-cell table:style-name="ce10"/>
          <table:table-cell/>
          <table:table-cell table:style-name="ce25" office:value-type="float" office:value="0.7" calcext:value-type="float">
            <text:p>0.70000</text:p>
          </table:table-cell>
          <table:table-cell table:style-name="ce36" office:value-type="float" office:value="-0.2" calcext:value-type="float">
            <text:p>-0.20000</text:p>
          </table:table-cell>
          <table:table-cell table:style-name="ce36" office:value-type="float" office:value="0.1" calcext:value-type="float">
            <text:p>0.10000</text:p>
          </table:table-cell>
          <table:table-cell table:style-name="ce47" office:value-type="float" office:value="0" calcext:value-type="float">
            <text:p>0.00000</text:p>
          </table:table-cell>
          <table:table-cell/>
          <table:table-cell table:style-name="ce8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5" office:value-type="float" office:value="0.7" calcext:value-type="float">
            <text:p>0.70000</text:p>
          </table:table-cell>
          <table:table-cell table:style-name="ce36" office:value-type="float" office:value="0.8" calcext:value-type="float">
            <text:p>0.80000</text:p>
          </table:table-cell>
          <table:table-cell table:style-name="ce36" office:value-type="float" office:value="-0.5" calcext:value-type="float">
            <text:p>-0.50000</text:p>
          </table:table-cell>
          <table:table-cell table:style-name="ce47" office:value-type="float" office:value="-0.3" calcext:value-type="float">
            <text:p>-0.30000</text:p>
          </table:table-cell>
          <table:table-cell/>
          <table:table-cell table:style-name="ce8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5" office:value-type="float" office:value="-0.9" calcext:value-type="float">
            <text:p>-0.90000</text:p>
          </table:table-cell>
          <table:table-cell table:style-name="ce36" office:value-type="float" office:value="0.9" calcext:value-type="float">
            <text:p>0.90000</text:p>
          </table:table-cell>
          <table:table-cell table:style-name="ce36" office:value-type="float" office:value="-0.3" calcext:value-type="float">
            <text:p>-0.30000</text:p>
          </table:table-cell>
          <table:table-cell table:style-name="ce47" office:value-type="float" office:value="-0.3" calcext:value-type="float">
            <text:p>-0.30000</text:p>
          </table:table-cell>
          <table:table-cell/>
          <table:table-cell table:style-name="ce8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6" office:value-type="float" office:value="-0.7" calcext:value-type="float">
            <text:p>-0.70000</text:p>
          </table:table-cell>
          <table:table-cell table:style-name="ce37" office:value-type="float" office:value="0.6" calcext:value-type="float">
            <text:p>0.60000</text:p>
          </table:table-cell>
          <table:table-cell table:style-name="ce37" office:value-type="float" office:value="-0.6" calcext:value-type="float">
            <text:p>-0.60000</text:p>
          </table:table-cell>
          <table:table-cell table:style-name="ce48" office:value-type="float" office:value="-0.8" calcext:value-type="float">
            <text:p>-0.80000</text:p>
          </table:table-cell>
          <table:table-cell/>
          <table:table-cell table:style-name="ce8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2" table:number-columns-repeated="4"/>
          <table:table-cell/>
          <table:table-cell table:style-name="ce29"/>
          <table:table-cell table:number-columns-repeated="1012"/>
        </table:table-row>
        <table:table-row table:style-name="ro3">
          <table:table-cell table:style-name="ce11" office:value-type="string" calcext:value-type="string">
            <text:p>I<text:span text:style-name="T1">relevance,for</text:span></text:p>
          </table:table-cell>
          <table:table-cell/>
          <table:table-cell table:style-name="ce27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38"/>
          <table:covered-table-cell table:number-columns-repeated="2" table:style-name="ce11"/>
          <table:table-cell table:style-name="ce49" office:value-type="string" calcext:value-type="string">
            <text:p>Sum</text:p>
          </table:table-cell>
          <table:table-cell table:style-name="ce54" office:value-type="string" calcext:value-type="string">
            <text:p>Eps</text:p>
          </table:table-cell>
          <table:table-cell/>
          <table:table-cell table:style-name="ce61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1"/>
          <table:table-cell table:number-columns-repeated="2"/>
          <table:table-cell table:style-name="ce2" office:value-type="string" calcext:value-type="string">
            <text:p>O<text:span text:style-name="T1">relevance,for,in</text:span></text:p>
          </table:table-cell>
          <table:table-cell/>
          <table:table-cell table:style-name="ce2" office:value-type="string" calcext:value-type="string">
            <text:p>O<text:span text:style-name="T1">relevance,for</text:span></text:p>
          </table:table-cell>
          <table:table-cell table:style-name="ce2" office:value-type="string" calcext:value-type="string">
            <text:p>Input<text:span text:style-name="T1">partition</text:span></text:p>
          </table:table-cell>
          <table:table-cell table:style-name="ce2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3" table:number-matrix-columns-spanned="1" table:number-matrix-rows-spanned="4" table:formula="of:=TRANSPOSE([.J66:.M66])" office:value-type="float" office:value="-0.00557452522473443" calcext:value-type="float">
            <text:p>-0.00557</text:p>
          </table:table-cell>
          <table:table-cell/>
          <table:table-cell table:style-name="ce18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32" office:value-type="float" office:value="-0.2475" calcext:value-type="float">
            <text:p>-0.24750</text:p>
          </table:table-cell>
          <table:table-cell table:style-name="ce32" office:value-type="float" office:value="1.0125" calcext:value-type="float">
            <text:p>1.01250</text:p>
          </table:table-cell>
          <table:table-cell table:style-name="ce43" office:value-type="float" office:value="0.5125" calcext:value-type="float">
            <text:p>0.51250</text:p>
          </table:table-cell>
          <table:table-cell table:style-name="ce50" table:formula="of:=SUM([.C61:.F61])" office:value-type="float" office:value="1.31" calcext:value-type="float">
            <text:p>1.31</text:p>
          </table:table-cell>
          <table:table-cell table:style-name="ce5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65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75" office:value-type="float" office:value="0.0035818862532075" calcext:value-type="float">
            <text:p>0.0036</text:p>
          </table:table-cell>
          <table:table-cell table:style-name="ce75" office:value-type="float" office:value="-0.0148392430490025" calcext:value-type="float">
            <text:p>-0.0148</text:p>
          </table:table-cell>
          <table:table-cell table:style-name="ce86" office:value-type="float" office:value="-0.00752927110368108" calcext:value-type="float">
            <text:p>-0.0075</text:p>
          </table:table-cell>
          <table:table-cell table:number-columns-repeated="2"/>
          <table:table-cell table:style-name="ce101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3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103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103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4" office:value-type="float" office:value="0.034181551902494" calcext:value-type="float">
            <text:p>0.03418</text:p>
          </table:table-cell>
          <table:table-cell/>
          <table:table-cell table:style-name="ce19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10" office:value-type="float" office:value="0.205" calcext:value-type="float">
            <text:p>0.20500</text:p>
          </table:table-cell>
          <table:table-cell table:style-name="ce10" office:value-type="float" office:value="-0.065" calcext:value-type="float">
            <text:p>-0.06500</text:p>
          </table:table-cell>
          <table:table-cell table:style-name="ce44" office:value-type="float" office:value="0.025" calcext:value-type="float">
            <text:p>0.02500</text:p>
          </table:table-cell>
          <table:table-cell table:style-name="ce50" table:formula="of:=SUM([.C62:.F62])" office:value-type="float" office:value="-0.37" calcext:value-type="float">
            <text:p>-0.37</text:p>
          </table:table-cell>
          <table:table-cell table:style-name="ce55" office:value-type="float" office:value="-0.01" calcext:value-type="float">
            <text:p>-0.01</text:p>
          </table:table-cell>
          <table:table-cell/>
          <table:table-cell table:style-name="ce66" office:value-type="float" office:value="0.067753677317996" calcext:value-type="float">
            <text:p>0.0678</text:p>
          </table:table-cell>
          <table:table-cell table:style-name="ce76" office:value-type="float" office:value="-0.0255258040128264" calcext:value-type="float">
            <text:p>-0.0255</text:p>
          </table:table-cell>
          <table:table-cell table:style-name="ce76" office:value-type="float" office:value="0.0085086013376088" calcext:value-type="float">
            <text:p>0.0085</text:p>
          </table:table-cell>
          <table:table-cell table:style-name="ce87" office:value-type="float" office:value="-0.0028362004458696" calcext:value-type="float">
            <text:p>-0.0028</text:p>
          </table:table-cell>
          <table:table-cell table:number-columns-repeated="2"/>
          <table:table-cell table:style-name="ce4" office:value-type="float" office:value="0.0479002741969088" calcext:value-type="float">
            <text:p>0.04790</text:p>
          </table:table-cell>
          <table:table-cell/>
          <table:table-cell table:style-name="ce4" office:value-type="float" office:value="0.194155778078137" calcext:value-type="float">
            <text:p>0.19416</text:p>
          </table:table-cell>
          <table:table-cell table:style-name="ce104" office:value-type="percentage" office:value="0.246710526315789" calcext:value-type="percentage">
            <text:p>25%</text:p>
          </table:table-cell>
          <table:table-cell table:style-name="ce104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4" office:value-type="float" office:value="-0.0385367962419955" calcext:value-type="float">
            <text:p>-0.03854</text:p>
          </table:table-cell>
          <table:table-cell/>
          <table:table-cell table:style-name="ce19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10" office:value-type="float" office:value="-0.8325" calcext:value-type="float">
            <text:p>-0.83250</text:p>
          </table:table-cell>
          <table:table-cell table:style-name="ce10" office:value-type="float" office:value="0.3375" calcext:value-type="float">
            <text:p>0.33750</text:p>
          </table:table-cell>
          <table:table-cell table:style-name="ce44" office:value-type="float" office:value="-0.4125" calcext:value-type="float">
            <text:p>-0.41250</text:p>
          </table:table-cell>
          <table:table-cell table:style-name="ce50" table:formula="of:=SUM([.C63:.F63])" office:value-type="float" office:value="-1.58" calcext:value-type="float">
            <text:p>-1.58</text:p>
          </table:table-cell>
          <table:table-cell table:style-name="ce56" office:value-type="float" office:value="-0.01" calcext:value-type="float">
            <text:p>-0.01</text:p>
          </table:table-cell>
          <table:table-cell/>
          <table:table-cell table:style-name="ce66" office:value-type="float" office:value="-0.0143973643286606" calcext:value-type="float">
            <text:p>-0.0144</text:p>
          </table:table-cell>
          <table:table-cell table:style-name="ce76" office:value-type="float" office:value="-0.017810072910269" calcext:value-type="float">
            <text:p>-0.0178</text:p>
          </table:table-cell>
          <table:table-cell table:style-name="ce76" office:value-type="float" office:value="0.00714535859274266" calcext:value-type="float">
            <text:p>0.0071</text:p>
          </table:table-cell>
          <table:table-cell table:style-name="ce87" office:value-type="float" office:value="-0.00885171288354687" calcext:value-type="float">
            <text:p>-0.0089</text:p>
          </table:table-cell>
          <table:table-cell table:number-columns-repeated="2"/>
          <table:table-cell table:style-name="ce4" office:value-type="float" office:value="-0.0339137915297338" calcext:value-type="float">
            <text:p>-0.03391</text:p>
          </table:table-cell>
          <table:table-cell/>
          <table:table-cell table:style-name="ce4" office:value-type="float" office:value="-0.0639761745576682" calcext:value-type="float">
            <text:p>-0.06398</text:p>
          </table:table-cell>
          <table:table-cell table:style-name="ce104" office:value-type="percentage" office:value="0.530100334448161" calcext:value-type="percentage">
            <text:p>53%</text:p>
          </table:table-cell>
          <table:table-cell table:style-name="ce104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5" office:value-type="float" office:value="0.0516035321830617" calcext:value-type="float">
            <text:p>0.05160</text:p>
          </table:table-cell>
          <table:table-cell/>
          <table:table-cell table:style-name="ce19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10" office:value-type="float" office:value="-0.785" calcext:value-type="float">
            <text:p>-0.78500</text:p>
          </table:table-cell>
          <table:table-cell table:style-name="ce10" office:value-type="float" office:value="0.295" calcext:value-type="float">
            <text:p>0.29500</text:p>
          </table:table-cell>
          <table:table-cell table:style-name="ce44" office:value-type="float" office:value="-0.275" calcext:value-type="float">
            <text:p>-0.27500</text:p>
          </table:table-cell>
          <table:table-cell table:style-name="ce50" table:formula="of:=SUM([.C64:.F64])" office:value-type="float" office:value="-0.0199999999999998" calcext:value-type="float">
            <text:p>-0.02</text:p>
          </table:table-cell>
          <table:table-cell table:style-name="ce56" office:value-type="float" office:value="-0.01" calcext:value-type="float">
            <text:p>-0.01</text:p>
          </table:table-cell>
          <table:table-cell/>
          <table:table-cell table:style-name="ce66" office:value-type="float" office:value="-0.0293023629585798" calcext:value-type="float">
            <text:p>-0.0293</text:p>
          </table:table-cell>
          <table:table-cell table:style-name="ce76" office:value-type="float" office:value="0.0310782637439482" calcext:value-type="float">
            <text:p>0.0311</text:p>
          </table:table-cell>
          <table:table-cell table:style-name="ce76" office:value-type="float" office:value="-0.0115433551048951" calcext:value-type="float">
            <text:p>-0.0115</text:p>
          </table:table-cell>
          <table:table-cell table:style-name="ce87" office:value-type="float" office:value="0.0109513881764389" calcext:value-type="float">
            <text:p>0.0110</text:p>
          </table:table-cell>
          <table:table-cell table:number-columns-repeated="2"/>
          <table:table-cell table:style-name="ce4" office:value-type="float" office:value="0.00118393385691231" calcext:value-type="float">
            <text:p>0.00118</text:p>
          </table:table-cell>
          <table:table-cell/>
          <table:table-cell table:style-name="ce4" office:value-type="float" office:value="-0.0584074036076746" calcext:value-type="float">
            <text:p>-0.05841</text:p>
          </table:table-cell>
          <table:table-cell table:style-name="ce104" office:value-type="percentage" office:value="-0.02027027027027" calcext:value-type="percentage">
            <text:p>-2%</text:p>
          </table:table-cell>
          <table:table-cell table:style-name="ce104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10"/>
          <table:table-cell/>
          <table:table-cell table:style-name="ce20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33" office:value-type="float" office:value="-0.6525" calcext:value-type="float">
            <text:p>-0.65250</text:p>
          </table:table-cell>
          <table:table-cell table:style-name="ce33" office:value-type="float" office:value="0.4275" calcext:value-type="float">
            <text:p>0.42750</text:p>
          </table:table-cell>
          <table:table-cell table:style-name="ce45" office:value-type="float" office:value="-0.9125" calcext:value-type="float">
            <text:p>-0.91250</text:p>
          </table:table-cell>
          <table:table-cell table:style-name="ce50" table:formula="of:=SUM([.C65:.F65])" office:value-type="float" office:value="-0.69" calcext:value-type="float">
            <text:p>-0.69</text:p>
          </table:table-cell>
          <table:table-cell table:style-name="ce56" office:value-type="float" office:value="-0.01" calcext:value-type="float">
            <text:p>-0.01</text:p>
          </table:table-cell>
          <table:table-cell/>
          <table:table-cell table:style-name="ce67" office:value-type="float" office:value="-0.0291167772193175" calcext:value-type="float">
            <text:p>-0.0291</text:p>
          </table:table-cell>
          <table:table-cell table:style-name="ce77" office:value-type="float" office:value="0.0428572788284337" calcext:value-type="float">
            <text:p>0.0429</text:p>
          </table:table-cell>
          <table:table-cell table:style-name="ce77" office:value-type="float" office:value="-0.0278081580184493" calcext:value-type="float">
            <text:p>-0.0278</text:p>
          </table:table-cell>
          <table:table-cell table:style-name="ce88" office:value-type="float" office:value="0.0598693284397203" calcext:value-type="float">
            <text:p>0.0599</text:p>
          </table:table-cell>
          <table:table-cell table:number-columns-repeated="2"/>
          <table:table-cell table:style-name="ce5" office:value-type="float" office:value="0.0458016720303871" calcext:value-type="float">
            <text:p>0.04580</text:p>
          </table:table-cell>
          <table:table-cell/>
          <table:table-cell table:style-name="ce5" office:value-type="float" office:value="0.02942005210711" calcext:value-type="float">
            <text:p>0.02942</text:p>
          </table:table-cell>
          <table:table-cell table:style-name="ce105" office:value-type="percentage" office:value="1.55681818181818" calcext:value-type="percentage">
            <text:p>156%</text:p>
          </table:table-cell>
          <table:table-cell table:style-name="ce105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10"/>
          <table:table-cell/>
          <table:table-cell table:style-name="ce21" table:number-columns-repeated="4"/>
          <table:table-cell table:number-columns-repeated="3"/>
          <table:table-cell table:style-name="ce68" table:formula="of:=SUM([.J61:.J65])" office:value-type="float" office:value="-0.00557452522473443" calcext:value-type="float">
            <text:p>-0.0056</text:p>
          </table:table-cell>
          <table:table-cell table:style-name="ce68" table:formula="of:=SUM([.K61:.K65])" office:value-type="float" office:value="0.034181551902494" calcext:value-type="float">
            <text:p>0.0342</text:p>
          </table:table-cell>
          <table:table-cell table:style-name="ce68" table:formula="of:=SUM([.L61:.L65])" office:value-type="float" office:value="-0.0385367962419955" calcext:value-type="float">
            <text:p>-0.0385</text:p>
          </table:table-cell>
          <table:table-cell table:style-name="ce68" table:formula="of:=SUM([.M61:.M65])" office:value-type="float" office:value="0.0516035321830617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10"/>
          <table:table-cell/>
          <table:table-cell table:style-name="ce22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4">
          <table:table-cell table:style-name="ce10"/>
          <table:table-cell/>
          <table:table-cell table:style-name="ce2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34"/>
          <table:table-cell table:style-name="ce12"/>
          <table:table-cell table:style-name="ce12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4" office:value-type="float" office:value="-1" calcext:value-type="float">
            <text:p>-1.00000</text:p>
          </table:table-cell>
          <table:table-cell table:style-name="ce35" office:value-type="float" office:value="0.2" calcext:value-type="float">
            <text:p>0.20000</text:p>
          </table:table-cell>
          <table:table-cell table:style-name="ce35" office:value-type="float" office:value="-0" calcext:value-type="float">
            <text:p>0.00000</text:p>
          </table:table-cell>
          <table:table-cell table:style-name="ce46" office:value-type="float" office:value="0.2" calcext:value-type="float">
            <text:p>0.20000</text:p>
          </table:table-cell>
          <table:table-cell/>
          <table:table-cell table:style-name="ce7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5" office:value-type="float" office:value="-0.7" calcext:value-type="float">
            <text:p>-0.70000</text:p>
          </table:table-cell>
          <table:table-cell table:style-name="ce36" office:value-type="float" office:value="0.7" calcext:value-type="float">
            <text:p>0.70000</text:p>
          </table:table-cell>
          <table:table-cell table:style-name="ce36" office:value-type="float" office:value="-0.3" calcext:value-type="float">
            <text:p>-0.30000</text:p>
          </table:table-cell>
          <table:table-cell table:style-name="ce47" office:value-type="float" office:value="-0.3" calcext:value-type="float">
            <text:p>-0.30000</text:p>
          </table:table-cell>
          <table:table-cell/>
          <table:table-cell table:style-name="ce8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5" office:value-type="float" office:value="0.3" calcext:value-type="float">
            <text:p>0.30000</text:p>
          </table:table-cell>
          <table:table-cell table:style-name="ce36" office:value-type="float" office:value="-0.6" calcext:value-type="float">
            <text:p>-0.60000</text:p>
          </table:table-cell>
          <table:table-cell table:style-name="ce36" office:value-type="float" office:value="0" calcext:value-type="float">
            <text:p>0.00000</text:p>
          </table:table-cell>
          <table:table-cell table:style-name="ce47" office:value-type="float" office:value="0.7" calcext:value-type="float">
            <text:p>0.70000</text:p>
          </table:table-cell>
          <table:table-cell/>
          <table:table-cell table:style-name="ce8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5" office:value-type="float" office:value="-1" calcext:value-type="float">
            <text:p>-1.00000</text:p>
          </table:table-cell>
          <table:table-cell table:style-name="ce36" office:value-type="float" office:value="-0.6" calcext:value-type="float">
            <text:p>-0.60000</text:p>
          </table:table-cell>
          <table:table-cell table:style-name="ce36" office:value-type="float" office:value="0.9" calcext:value-type="float">
            <text:p>0.90000</text:p>
          </table:table-cell>
          <table:table-cell table:style-name="ce47" office:value-type="float" office:value="0.8" calcext:value-type="float">
            <text:p>0.80000</text:p>
          </table:table-cell>
          <table:table-cell/>
          <table:table-cell table:style-name="ce8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6" office:value-type="float" office:value="0.5" calcext:value-type="float">
            <text:p>0.50000</text:p>
          </table:table-cell>
          <table:table-cell table:style-name="ce37" office:value-type="float" office:value="0.8" calcext:value-type="float">
            <text:p>0.80000</text:p>
          </table:table-cell>
          <table:table-cell table:style-name="ce37" office:value-type="float" office:value="-0.9" calcext:value-type="float">
            <text:p>-0.90000</text:p>
          </table:table-cell>
          <table:table-cell table:style-name="ce48" office:value-type="float" office:value="-0.8" calcext:value-type="float">
            <text:p>-0.80000</text:p>
          </table:table-cell>
          <table:table-cell/>
          <table:table-cell table:style-name="ce9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10"/>
          <table:table-cell/>
          <table:table-cell table:style-name="ce22" table:number-columns-repeated="4"/>
          <table:table-cell table:number-columns-repeated="1014"/>
        </table:table-row>
        <table:table-row table:style-name="ro3">
          <table:table-cell table:style-name="ce11" office:value-type="string" calcext:value-type="string">
            <text:p>I<text:span text:style-name="T1">relevance,c</text:span></text:p>
          </table:table-cell>
          <table:table-cell/>
          <table:table-cell table:style-name="ce27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38"/>
          <table:covered-table-cell table:number-columns-repeated="2" table:style-name="ce11"/>
          <table:table-cell table:style-name="ce49" office:value-type="string" calcext:value-type="string">
            <text:p>Sum</text:p>
          </table:table-cell>
          <table:table-cell table:style-name="ce54" office:value-type="string" calcext:value-type="string">
            <text:p>Eps</text:p>
          </table:table-cell>
          <table:table-cell/>
          <table:table-cell table:style-name="ce61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1"/>
          <table:table-cell table:number-columns-repeated="2"/>
          <table:table-cell table:style-name="ce2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2" table:number-columns-repeated="2"/>
          <table:table-cell table:number-columns-repeated="1000"/>
        </table:table-row>
        <table:table-row table:style-name="ro2">
          <table:table-cell table:style-name="ce3" table:number-matrix-columns-spanned="1" table:number-matrix-rows-spanned="4" table:formula="of:=TRANSPOSE([.J81:.M81])" office:value-type="float" office:value="-0.00141958594345384" calcext:value-type="float">
            <text:p>-0.00142</text:p>
          </table:table-cell>
          <table:table-cell/>
          <table:table-cell table:style-name="ce18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32" office:value-type="float" office:value="-0.13" calcext:value-type="float">
            <text:p>-0.13000</text:p>
          </table:table-cell>
          <table:table-cell table:style-name="ce32" office:value-type="float" office:value="0.05" calcext:value-type="float">
            <text:p>0.05000</text:p>
          </table:table-cell>
          <table:table-cell table:style-name="ce43" office:value-type="float" office:value="0.25" calcext:value-type="float">
            <text:p>0.25000</text:p>
          </table:table-cell>
          <table:table-cell table:style-name="ce50" table:formula="of:=SUM([.C76:.F76])" office:value-type="float" office:value="1.02" calcext:value-type="float">
            <text:p>1.02</text:p>
          </table:table-cell>
          <table:table-cell table:style-name="ce5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65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75" office:value-type="float" office:value="-0.0166295585240509" calcext:value-type="float">
            <text:p>-0.0166</text:p>
          </table:table-cell>
          <table:table-cell table:style-name="ce75" office:value-type="float" office:value="0.0068474652746092" calcext:value-type="float">
            <text:p>0.0068</text:p>
          </table:table-cell>
          <table:table-cell table:style-name="ce86" office:value-type="float" office:value="0.0329330472731204" calcext:value-type="float">
            <text:p>0.0329</text:p>
          </table:table-cell>
          <table:table-cell table:number-columns-repeated="2"/>
          <table:table-cell table:style-name="ce101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106" table:number-columns-repeated="2"/>
          <table:table-cell table:number-columns-repeated="1000"/>
        </table:table-row>
        <table:table-row table:style-name="ro2">
          <table:table-cell table:style-name="ce4" office:value-type="float" office:value="0.0106230441246973" calcext:value-type="float">
            <text:p>0.01062</text:p>
          </table:table-cell>
          <table:table-cell/>
          <table:table-cell table:style-name="ce19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39" office:value-type="float" office:value="-0.63" calcext:value-type="float">
            <text:p>-0.63000</text:p>
          </table:table-cell>
          <table:table-cell table:style-name="ce39" office:value-type="float" office:value="0.27" calcext:value-type="float">
            <text:p>0.27000</text:p>
          </table:table-cell>
          <table:table-cell table:style-name="ce44" office:value-type="float" office:value="-0.3" calcext:value-type="float">
            <text:p>-0.30000</text:p>
          </table:table-cell>
          <table:table-cell table:style-name="ce50" table:formula="of:=SUM([.C77:.F77])" office:value-type="float" office:value="-0.1" calcext:value-type="float">
            <text:p>-0.1</text:p>
          </table:table-cell>
          <table:table-cell table:style-name="ce55" office:value-type="float" office:value="-0.01" calcext:value-type="float">
            <text:p>-0.01</text:p>
          </table:table-cell>
          <table:table-cell/>
          <table:table-cell table:style-name="ce66" office:value-type="float" office:value="0.477198602532375" calcext:value-type="float">
            <text:p>0.4772</text:p>
          </table:table-cell>
          <table:table-cell table:style-name="ce76" office:value-type="float" office:value="-0.541395723949287" calcext:value-type="float">
            <text:p>-0.5414</text:p>
          </table:table-cell>
          <table:table-cell table:style-name="ce76" office:value-type="float" office:value="0.228969733053651" calcext:value-type="float">
            <text:p>0.2290</text:p>
          </table:table-cell>
          <table:table-cell table:style-name="ce87" office:value-type="float" office:value="-0.258928389714876" calcext:value-type="float">
            <text:p>-0.2589</text:p>
          </table:table-cell>
          <table:table-cell table:number-columns-repeated="2"/>
          <table:table-cell table:style-name="ce4" office:value-type="float" office:value="-0.0941557780781369" calcext:value-type="float">
            <text:p>-0.09416</text:p>
          </table:table-cell>
          <table:table-cell table:number-columns-repeated="2"/>
          <table:table-cell table:style-name="ce106" table:number-columns-repeated="2"/>
          <table:table-cell table:number-columns-repeated="1000"/>
        </table:table-row>
        <table:table-row table:style-name="ro2">
          <table:table-cell table:style-name="ce4" office:value-type="float" office:value="-0.181384260405433" calcext:value-type="float">
            <text:p>-0.18138</text:p>
          </table:table-cell>
          <table:table-cell/>
          <table:table-cell table:style-name="ce19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39" office:value-type="float" office:value="0.315" calcext:value-type="float">
            <text:p>0.31500</text:p>
          </table:table-cell>
          <table:table-cell table:style-name="ce39" office:value-type="float" office:value="-0.225" calcext:value-type="float">
            <text:p>-0.22500</text:p>
          </table:table-cell>
          <table:table-cell table:style-name="ce44" office:value-type="float" office:value="0.475" calcext:value-type="float">
            <text:p>0.47500</text:p>
          </table:table-cell>
          <table:table-cell table:style-name="ce50" table:formula="of:=SUM([.C78:.F78])" office:value-type="float" office:value="0.1" calcext:value-type="float">
            <text:p>0.1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66" office:value-type="float" office:value="-0.689445279390195" calcext:value-type="float">
            <text:p>-0.6894</text:p>
          </table:table-cell>
          <table:table-cell table:style-name="ce76" office:value-type="float" office:value="0.473294867473269" calcext:value-type="float">
            <text:p>0.4733</text:p>
          </table:table-cell>
          <table:table-cell table:style-name="ce76" office:value-type="float" office:value="-0.331679080355283" calcext:value-type="float">
            <text:p>-0.3317</text:p>
          </table:table-cell>
          <table:table-cell table:style-name="ce87" office:value-type="float" office:value="0.711805666829877" calcext:value-type="float">
            <text:p>0.7118</text:p>
          </table:table-cell>
          <table:table-cell table:number-columns-repeated="2"/>
          <table:table-cell table:style-name="ce4" office:value-type="float" office:value="0.163976174557668" calcext:value-type="float">
            <text:p>0.16398</text:p>
          </table:table-cell>
          <table:table-cell table:number-columns-repeated="2"/>
          <table:table-cell table:style-name="ce106" table:number-columns-repeated="2"/>
          <table:table-cell table:number-columns-repeated="1000"/>
        </table:table-row>
        <table:table-row table:style-name="ro2">
          <table:table-cell table:style-name="ce5" office:value-type="float" office:value="0.605329297496618" calcext:value-type="float">
            <text:p>0.60533</text:p>
          </table:table-cell>
          <table:table-cell/>
          <table:table-cell table:style-name="ce19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39" office:value-type="float" office:value="0.715" calcext:value-type="float">
            <text:p>0.71500</text:p>
          </table:table-cell>
          <table:table-cell table:style-name="ce39" office:value-type="float" office:value="-0.635" calcext:value-type="float">
            <text:p>-0.63500</text:p>
          </table:table-cell>
          <table:table-cell table:style-name="ce44" office:value-type="float" office:value="0.975" calcext:value-type="float">
            <text:p>0.97500</text:p>
          </table:table-cell>
          <table:table-cell table:style-name="ce50" table:formula="of:=SUM([.C79:.F79])" office:value-type="float" office:value="2.03" calcext:value-type="float">
            <text:p>2.03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66" office:value-type="float" office:value="0.0759035475620108" calcext:value-type="float">
            <text:p>0.0759</text:p>
          </table:table-cell>
          <table:table-cell table:style-name="ce76" office:value-type="float" office:value="0.0557143686708366" calcext:value-type="float">
            <text:p>0.0557</text:p>
          </table:table-cell>
          <table:table-cell table:style-name="ce76" office:value-type="float" office:value="-0.0491140601871834" calcext:value-type="float">
            <text:p>-0.0491</text:p>
          </table:table-cell>
          <table:table-cell table:style-name="ce87" office:value-type="float" office:value="0.0759035475620108" calcext:value-type="float">
            <text:p>0.0759</text:p>
          </table:table-cell>
          <table:table-cell table:number-columns-repeated="2"/>
          <table:table-cell table:style-name="ce4" office:value-type="float" office:value="0.158407403607675" calcext:value-type="float">
            <text:p>0.15841</text:p>
          </table:table-cell>
          <table:table-cell table:number-columns-repeated="2"/>
          <table:table-cell table:style-name="ce10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0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33" office:value-type="float" office:value="-0.795" calcext:value-type="float">
            <text:p>-0.79500</text:p>
          </table:table-cell>
          <table:table-cell table:style-name="ce33" office:value-type="float" office:value="0.735" calcext:value-type="float">
            <text:p>0.73500</text:p>
          </table:table-cell>
          <table:table-cell table:style-name="ce45" office:value-type="float" office:value="-0.875" calcext:value-type="float">
            <text:p>-0.87500</text:p>
          </table:table-cell>
          <table:table-cell table:style-name="ce50" table:formula="of:=SUM([.C80:.F80])" office:value-type="float" office:value="-1.41" calcext:value-type="float">
            <text:p>-1.41</text:p>
          </table:table-cell>
          <table:table-cell table:style-name="ce56" office:value-type="float" office:value="-0.01" calcext:value-type="float">
            <text:p>-0.01</text:p>
          </table:table-cell>
          <table:table-cell/>
          <table:table-cell table:style-name="ce67" office:value-type="float" office:value="0.0237337500837007" calcext:value-type="float">
            <text:p>0.0237</text:p>
          </table:table-cell>
          <table:table-cell table:style-name="ce77" office:value-type="float" office:value="0.0396390904539294" calcext:value-type="float">
            <text:p>0.0396</text:p>
          </table:table-cell>
          <table:table-cell table:style-name="ce77" office:value-type="float" office:value="-0.0364083181912267" calcext:value-type="float">
            <text:p>-0.0364</text:p>
          </table:table-cell>
          <table:table-cell table:style-name="ce88" office:value-type="float" office:value="0.0436154255464866" calcext:value-type="float">
            <text:p>0.0436</text:p>
          </table:table-cell>
          <table:table-cell table:number-columns-repeated="2"/>
          <table:table-cell table:style-name="ce5" office:value-type="float" office:value="0.07057994789289" calcext:value-type="float">
            <text:p>0.07058</text:p>
          </table:table-cell>
          <table:table-cell table:number-columns-repeated="2"/>
          <table:table-cell table:style-name="ce10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1" table:number-columns-repeated="4"/>
          <table:table-cell table:number-columns-repeated="3"/>
          <table:table-cell table:style-name="ce68" table:formula="of:=SUM([.J76:.J80])" office:value-type="float" office:value="-0.00141958594345384" calcext:value-type="float">
            <text:p>-0.0014</text:p>
          </table:table-cell>
          <table:table-cell table:style-name="ce68" table:formula="of:=SUM([.K76:.K80])" office:value-type="float" office:value="0.0106230441246973" calcext:value-type="float">
            <text:p>0.0106</text:p>
          </table:table-cell>
          <table:table-cell table:style-name="ce68" table:formula="of:=SUM([.L76:.L80])" office:value-type="float" office:value="-0.181384260405433" calcext:value-type="float">
            <text:p>-0.1814</text:p>
          </table:table-cell>
          <table:table-cell table:style-name="ce68" table:formula="of:=SUM([.M76:.M80])" office:value-type="float" office:value="0.605329297496618" calcext:value-type="float">
            <text:p>0.6053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4" table:number-columns-repeated="986" table:default-cell-style-name="Default"/>
        <table:table-row table:style-name="ro3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5"/>
          <table:table-cell table:style-name="ce6"/>
          <table:table-cell/>
          <table:table-cell table:style-name="ce6"/>
          <table:table-cell table:style-name="ce6" office:value-type="string" calcext:value-type="string" table:number-columns-spanned="5" table:number-rows-spanned="1">
            <text:p><text:span text:style-name="T3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22" table:number-matrix-columns-spanned="5" table:number-matrix-rows-spanned="5" table:formula="of:=MMULT([.J17:.J21];TRANSPOSE(['RAN Forward'.G2:.G6]))" office:value-type="float" office:value="0.00812116366885425" calcext:value-type="float">
            <text:p>0.00812</text:p>
          </table:table-cell>
          <table:table-cell table:style-name="ce132" office:value-type="float" office:value="-0.00812116366885425" calcext:value-type="float">
            <text:p>-0.00812</text:p>
          </table:table-cell>
          <table:table-cell table:style-name="ce132" office:value-type="float" office:value="0.0121817455032814" calcext:value-type="float">
            <text:p>0.01218</text:p>
          </table:table-cell>
          <table:table-cell table:style-name="ce132" office:value-type="float" office:value="0.0365452365098441" calcext:value-type="float">
            <text:p>0.03655</text:p>
          </table:table-cell>
          <table:table-cell table:style-name="ce141" office:value-type="float" office:value="0.032484654675417" calcext:value-type="float">
            <text:p>0.0324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26" office:value-type="float" office:value="-0.0014565902367373" calcext:value-type="float">
            <text:p>-0.00146</text:p>
          </table:table-cell>
          <table:table-cell table:style-name="ce133" office:value-type="float" office:value="0.0014565902367373" calcext:value-type="float">
            <text:p>0.00146</text:p>
          </table:table-cell>
          <table:table-cell table:style-name="ce133" office:value-type="float" office:value="-0.00218488535510595" calcext:value-type="float">
            <text:p>-0.00218</text:p>
          </table:table-cell>
          <table:table-cell table:style-name="ce133" office:value-type="float" office:value="-0.00655465606531786" calcext:value-type="float">
            <text:p>-0.00655</text:p>
          </table:table-cell>
          <table:table-cell table:style-name="ce142" office:value-type="float" office:value="-0.00582636094694921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26" office:value-type="float" office:value="-0.00292142932647267" calcext:value-type="float">
            <text:p>-0.00292</text:p>
          </table:table-cell>
          <table:table-cell table:style-name="ce133" office:value-type="float" office:value="0.00292142932647267" calcext:value-type="float">
            <text:p>0.00292</text:p>
          </table:table-cell>
          <table:table-cell table:style-name="ce133" office:value-type="float" office:value="-0.004382143989709" calcext:value-type="float">
            <text:p>-0.00438</text:p>
          </table:table-cell>
          <table:table-cell table:style-name="ce133" office:value-type="float" office:value="-0.013146431969127" calcext:value-type="float">
            <text:p>-0.01315</text:p>
          </table:table-cell>
          <table:table-cell table:style-name="ce142" office:value-type="float" office:value="-0.0116857173058907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26" office:value-type="float" office:value="0.070431042554548" calcext:value-type="float">
            <text:p>0.07043</text:p>
          </table:table-cell>
          <table:table-cell table:style-name="ce133" office:value-type="float" office:value="-0.070431042554548" calcext:value-type="float">
            <text:p>-0.07043</text:p>
          </table:table-cell>
          <table:table-cell table:style-name="ce133" office:value-type="float" office:value="0.105646563831822" calcext:value-type="float">
            <text:p>0.10565</text:p>
          </table:table-cell>
          <table:table-cell table:style-name="ce133" office:value-type="float" office:value="0.316939691495466" calcext:value-type="float">
            <text:p>0.31694</text:p>
          </table:table-cell>
          <table:table-cell table:style-name="ce142" office:value-type="float" office:value="0.281724170218192" calcext:value-type="float">
            <text:p>0.2817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27" office:value-type="float" office:value="-0.0462673100615589" calcext:value-type="float">
            <text:p>-0.04627</text:p>
          </table:table-cell>
          <table:table-cell table:style-name="ce134" office:value-type="float" office:value="0.0462673100615589" calcext:value-type="float">
            <text:p>0.04627</text:p>
          </table:table-cell>
          <table:table-cell table:style-name="ce134" office:value-type="float" office:value="-0.0694009650923383" calcext:value-type="float">
            <text:p>-0.06940</text:p>
          </table:table-cell>
          <table:table-cell table:style-name="ce134" office:value-type="float" office:value="-0.208202895277015" calcext:value-type="float">
            <text:p>-0.20820</text:p>
          </table:table-cell>
          <table:table-cell table:style-name="ce143" office:value-type="float" office:value="-0.185069240246235" calcext:value-type="float">
            <text:p>-0.1850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23" office:value-type="string" calcext:value-type="string" table:number-columns-spanned="5" table:number-rows-spanned="1">
            <text:p><text:span text:style-name="T3">∇</text:span>W<text:span text:style-name="T1">for,r</text:span></text:p>
          </table:table-cell>
          <table:covered-table-cell table:number-columns-repeated="4" table:style-name="ce22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22" table:number-matrix-columns-spanned="5" table:number-matrix-rows-spanned="5" table:formula="of:=MMULT([.K17:.K21];TRANSPOSE(['RAN Forward'.G2:.G6]))" office:value-type="float" office:value="-0.000634245203859596" calcext:value-type="float">
            <text:p>-0.00063</text:p>
          </table:table-cell>
          <table:table-cell table:style-name="ce132" office:value-type="float" office:value="0.000634245203859596" calcext:value-type="float">
            <text:p>0.00063</text:p>
          </table:table-cell>
          <table:table-cell table:style-name="ce132" office:value-type="float" office:value="-0.000951367805789394" calcext:value-type="float">
            <text:p>-0.00095</text:p>
          </table:table-cell>
          <table:table-cell table:style-name="ce132" office:value-type="float" office:value="-0.00285410341736818" calcext:value-type="float">
            <text:p>-0.00285</text:p>
          </table:table-cell>
          <table:table-cell table:style-name="ce141" office:value-type="float" office:value="-0.00253698081543838" calcext:value-type="float">
            <text:p>-0.0025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26" office:value-type="float" office:value="0.00227393743252489" calcext:value-type="float">
            <text:p>0.00227</text:p>
          </table:table-cell>
          <table:table-cell table:style-name="ce133" office:value-type="float" office:value="-0.00227393743252489" calcext:value-type="float">
            <text:p>-0.00227</text:p>
          </table:table-cell>
          <table:table-cell table:style-name="ce133" office:value-type="float" office:value="0.00341090614878734" calcext:value-type="float">
            <text:p>0.00341</text:p>
          </table:table-cell>
          <table:table-cell table:style-name="ce133" office:value-type="float" office:value="0.010232718446362" calcext:value-type="float">
            <text:p>0.01023</text:p>
          </table:table-cell>
          <table:table-cell table:style-name="ce142" office:value-type="float" office:value="0.00909574973009956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26" office:value-type="float" office:value="0.00158168002103878" calcext:value-type="float">
            <text:p>0.00158</text:p>
          </table:table-cell>
          <table:table-cell table:style-name="ce133" office:value-type="float" office:value="-0.00158168002103878" calcext:value-type="float">
            <text:p>-0.00158</text:p>
          </table:table-cell>
          <table:table-cell table:style-name="ce133" office:value-type="float" office:value="0.00237252003155818" calcext:value-type="float">
            <text:p>0.00237</text:p>
          </table:table-cell>
          <table:table-cell table:style-name="ce133" office:value-type="float" office:value="0.00711756009467453" calcext:value-type="float">
            <text:p>0.00712</text:p>
          </table:table-cell>
          <table:table-cell table:style-name="ce142" office:value-type="float" office:value="0.00632672008415514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26" office:value-type="float" office:value="-0.037035090355861" calcext:value-type="float">
            <text:p>-0.03704</text:p>
          </table:table-cell>
          <table:table-cell table:style-name="ce133" office:value-type="float" office:value="0.037035090355861" calcext:value-type="float">
            <text:p>0.03704</text:p>
          </table:table-cell>
          <table:table-cell table:style-name="ce133" office:value-type="float" office:value="-0.0555526355337915" calcext:value-type="float">
            <text:p>-0.05555</text:p>
          </table:table-cell>
          <table:table-cell table:style-name="ce133" office:value-type="float" office:value="-0.166657906601374" calcext:value-type="float">
            <text:p>-0.16666</text:p>
          </table:table-cell>
          <table:table-cell table:style-name="ce142" office:value-type="float" office:value="-0.148140361423444" calcext:value-type="float">
            <text:p>-0.14814</text:p>
          </table:table-cell>
          <table:table-cell table:style-name="ce7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27" office:value-type="float" office:value="-0.0208243022001865" calcext:value-type="float">
            <text:p>-0.02082</text:p>
          </table:table-cell>
          <table:table-cell table:style-name="ce134" office:value-type="float" office:value="0.0208243022001865" calcext:value-type="float">
            <text:p>0.02082</text:p>
          </table:table-cell>
          <table:table-cell table:style-name="ce134" office:value-type="float" office:value="-0.0312364533002797" calcext:value-type="float">
            <text:p>-0.03124</text:p>
          </table:table-cell>
          <table:table-cell table:style-name="ce134" office:value-type="float" office:value="-0.0937093599008392" calcext:value-type="float">
            <text:p>-0.09371</text:p>
          </table:table-cell>
          <table:table-cell table:style-name="ce143" office:value-type="float" office:value="-0.0832972088007459" calcext:value-type="float">
            <text:p>-0.08330</text:p>
          </table:table-cell>
          <table:table-cell table:style-name="ce7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3">
          <table:table-cell table:style-name="ce6" office:value-type="string" calcext:value-type="string">
            <text:p><text:span text:style-name="T3">∇</text:span>I</text:p>
          </table:table-cell>
          <table:table-cell table:style-name="ce6"/>
          <table:table-cell table:style-name="ce6" office:value-type="string" calcext:value-type="string" table:number-columns-spanned="4" table:number-rows-spanned="1">
            <text:p><text:span text:style-name="T3">∇</text:span>W<text:span text:style-name="T1">in</text:span></text:p>
          </table:table-cell>
          <table:covered-table-cell table:number-columns-repeated="3" table:style-name="ce6"/>
          <table:table-cell table:style-name="ce6"/>
          <table:table-cell table:style-name="ce6" office:value-type="string" calcext:value-type="string">
            <text:p><text:span text:style-name="T3">∇</text:span>B<text:span text:style-name="T1">in</text:span></text:p>
          </table:table-cell>
          <table:table-cell table:style-name="ce6"/>
          <table:table-cell table:style-name="ce6" office:value-type="string" calcext:value-type="string">
            <text:p><text:span text:style-name="T3">∇InG</text:span><text:span text:style-name="T1">a</text:span></text:p>
          </table:table-cell>
          <table:table-cell table:style-name="ce6" office:value-type="string" calcext:value-type="string">
            <text:p><text:span text:style-name="T3">∇ForG</text:span><text:span text:style-name="T1">a</text:span></text:p>
          </table:table-cell>
          <table:table-cell table:style-name="ce6" office:value-type="string" calcext:value-type="string">
            <text:p><text:span text:style-name="T3">∇</text:span>C<text:span text:style-name="T1">a</text:span></text:p>
          </table:table-cell>
          <table:table-cell table:style-name="ce6" office:value-type="string" calcext:value-type="string">
            <text:p>∇O</text:p>
          </table:table-cell>
          <table:table-cell table:style-name="ce6"/>
          <table:table-cell table:style-name="ce6" office:value-type="string" calcext:value-type="string">
            <text:p>O<text:span text:style-name="T1">gold</text:span></text:p>
          </table:table-cell>
          <table:table-cell table:style-name="ce6"/>
          <table:table-cell table:style-name="ce61" office:value-type="string" calcext:value-type="string">
            <text:p><text:span text:style-name="T3">∇</text:span><text:span text:style-name="T1">rec</text:span></text:p>
          </table:table-cell>
          <table:table-cell table:style-name="ce6" table:number-columns-repeated="3"/>
          <table:table-cell table:style-name="ce61" table:number-columns-repeated="9"/>
          <table:table-cell table:style-name="ce6"/>
          <table:table-cell table:style-name="ce12"/>
          <table:table-cell table:style-name="ce6" table:number-columns-repeated="987"/>
        </table:table-row>
        <table:table-row table:style-name="ro2">
          <table:table-cell table:style-name="ce51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652434440886165" calcext:value-type="float">
            <text:p>0.65243</text:p>
          </table:table-cell>
          <table:table-cell table:style-name="ce22"/>
          <table:table-cell table:style-name="ce122" table:number-matrix-columns-spanned="4" table:number-matrix-rows-spanned="5" table:formula="of:=MMULT([.J17:.J21];TRANSPOSE(['RAN Forward'.A25:.A28]))" office:value-type="float" office:value="0.032484654675417" calcext:value-type="float">
            <text:p>0.03248</text:p>
          </table:table-cell>
          <table:table-cell table:style-name="ce35" office:value-type="float" office:value="0.0365452365098441" calcext:value-type="float">
            <text:p>0.03655</text:p>
          </table:table-cell>
          <table:table-cell table:style-name="ce35" office:value-type="float" office:value="0.0365452365098441" calcext:value-type="float">
            <text:p>0.03655</text:p>
          </table:table-cell>
          <table:table-cell table:style-name="ce46" office:value-type="float" office:value="-0.0406058183442713" calcext:value-type="float">
            <text:p>-0.04061</text:p>
          </table:table-cell>
          <table:table-cell table:style-name="ce22"/>
          <table:table-cell table:style-name="ce51" table:number-matrix-columns-spanned="1" table:number-matrix-rows-spanned="5" table:formula="of:=[.J17:.J21]" office:value-type="float" office:value="-0.0406058183442713" calcext:value-type="float">
            <text:p>-0.04061</text:p>
          </table:table-cell>
          <table:table-cell table:style-name="ce22"/>
          <table:table-cell table:style-name="ce24" table:number-matrix-columns-spanned="1" table:number-matrix-rows-spanned="5" table:formula="of:=['RAN Forward'.L25:.L29]*[.J24:.J28]*[.M17:.M21]" office:value-type="float" office:value="-0.0406058183442713" calcext:value-type="float">
            <text:p>-0.04061</text:p>
          </table:table-cell>
          <table:table-cell table:style-name="ce51" table:number-matrix-columns-spanned="1" table:number-matrix-rows-spanned="5" table:formula="of:=['RAN Forward'.H2:.H6]*[.K24:.K28]*[.M17:.M21]" office:value-type="float" office:value="0.00317122601929798" calcext:value-type="float">
            <text:p>0.00317</text:p>
          </table:table-cell>
          <table:table-cell table:style-name="ce51" table:number-matrix-columns-spanned="1" table:number-matrix-rows-spanned="5" table:formula="of:=['RAN Forward'.J25:.J29]*[.M17:.M21]" office:value-type="float" office:value="-0.143780285210259" calcext:value-type="float">
            <text:p>-0.14378</text:p>
          </table:table-cell>
          <table:table-cell table:style-name="ce51" table:number-matrix-columns-spanned="1" table:number-matrix-rows-spanned="5" table:formula="of:=(['RAN Forward'.N25:.N29]-[.O17:.O21])*[.M24:.M28]+[.Q17:.Q21]" office:value-type="float" office:value="-0.19883273356074" calcext:value-type="float">
            <text:p>-0.19883</text:p>
          </table:table-cell>
          <table:table-cell table:style-name="ce1"/>
          <table:table-cell table:style-name="ce144" office:value-type="float" office:value="0.57" calcext:value-type="float">
            <text:p>0.57</text:p>
          </table:table-cell>
          <table:table-cell table:style-name="ce146"/>
          <table:table-cell table:style-name="ce147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146"/>
          <table:table-cell table:number-columns-repeated="2"/>
          <table:table-cell table:style-name="ce118" table:number-columns-repeated="2"/>
          <table:table-cell table:style-name="ce119"/>
          <table:table-cell table:style-name="ce151"/>
          <table:table-cell table:style-name="ce120"/>
          <table:table-cell table:style-name="ce153" table:number-columns-repeated="2"/>
          <table:table-cell table:style-name="ce119"/>
          <table:table-cell table:style-name="ce118"/>
          <table:table-cell table:number-columns-repeated="989"/>
        </table:table-row>
        <table:table-row table:style-name="ro2">
          <table:table-cell table:style-name="ce52" office:value-type="float" office:value="0.743477181429878" calcext:value-type="float">
            <text:p>0.74348</text:p>
          </table:table-cell>
          <table:table-cell table:style-name="ce22"/>
          <table:table-cell table:style-name="ce25" office:value-type="float" office:value="-0.00582636094694921" calcext:value-type="float">
            <text:p>-0.00583</text:p>
          </table:table-cell>
          <table:table-cell table:style-name="ce36" office:value-type="float" office:value="-0.00655465606531786" calcext:value-type="float">
            <text:p>-0.00655</text:p>
          </table:table-cell>
          <table:table-cell table:style-name="ce36" office:value-type="float" office:value="-0.00655465606531786" calcext:value-type="float">
            <text:p>-0.00655</text:p>
          </table:table-cell>
          <table:table-cell table:style-name="ce47" office:value-type="float" office:value="0.00728295118368651" calcext:value-type="float">
            <text:p>0.00728</text:p>
          </table:table-cell>
          <table:table-cell table:style-name="ce22"/>
          <table:table-cell table:style-name="ce52" office:value-type="float" office:value="0.00728295118368651" calcext:value-type="float">
            <text:p>0.00728</text:p>
          </table:table-cell>
          <table:table-cell table:style-name="ce22"/>
          <table:table-cell table:style-name="ce25" office:value-type="float" office:value="0.00728295118368651" calcext:value-type="float">
            <text:p>0.00728</text:p>
          </table:table-cell>
          <table:table-cell table:style-name="ce52" office:value-type="float" office:value="-0.0113696871626245" calcext:value-type="float">
            <text:p>-0.01137</text:p>
          </table:table-cell>
          <table:table-cell table:style-name="ce52" office:value-type="float" office:value="-0.0970723503672044" calcext:value-type="float">
            <text:p>-0.09707</text:p>
          </table:table-cell>
          <table:table-cell table:style-name="ce52" office:value-type="float" office:value="-0.388693807204984" calcext:value-type="float">
            <text:p>-0.38869</text:p>
          </table:table-cell>
          <table:table-cell table:style-name="ce1"/>
          <table:table-cell table:style-name="ce8" office:value-type="float" office:value="0.75" calcext:value-type="float">
            <text:p>0.75</text:p>
          </table:table-cell>
          <table:table-cell table:style-name="ce146"/>
          <table:table-cell table:style-name="ce148" office:value-type="float" office:value="0.35" calcext:value-type="float">
            <text:p>0.35</text:p>
          </table:table-cell>
          <table:table-cell table:style-name="ce146"/>
          <table:table-cell table:number-columns-repeated="2"/>
          <table:table-cell table:style-name="ce118" table:number-columns-repeated="2"/>
          <table:table-cell table:style-name="ce119"/>
          <table:table-cell table:style-name="ce151"/>
          <table:table-cell table:style-name="ce118"/>
          <table:table-cell table:style-name="ce153"/>
          <table:table-cell table:style-name="ce55"/>
          <table:table-cell table:style-name="ce119"/>
          <table:table-cell table:style-name="ce118"/>
          <table:table-cell table:number-columns-repeated="989"/>
        </table:table-row>
        <table:table-row table:style-name="ro2">
          <table:table-cell table:style-name="ce52" office:value-type="float" office:value="-0.766065361295007" calcext:value-type="float">
            <text:p>-0.76607</text:p>
          </table:table-cell>
          <table:table-cell table:style-name="ce22"/>
          <table:table-cell table:style-name="ce25" office:value-type="float" office:value="-0.0116857173058907" calcext:value-type="float">
            <text:p>-0.01169</text:p>
          </table:table-cell>
          <table:table-cell table:style-name="ce36" office:value-type="float" office:value="-0.013146431969127" calcext:value-type="float">
            <text:p>-0.01315</text:p>
          </table:table-cell>
          <table:table-cell table:style-name="ce36" office:value-type="float" office:value="-0.013146431969127" calcext:value-type="float">
            <text:p>-0.01315</text:p>
          </table:table-cell>
          <table:table-cell table:style-name="ce47" office:value-type="float" office:value="0.0146071466323633" calcext:value-type="float">
            <text:p>0.01461</text:p>
          </table:table-cell>
          <table:table-cell table:style-name="ce22"/>
          <table:table-cell table:style-name="ce52" office:value-type="float" office:value="0.0146071466323633" calcext:value-type="float">
            <text:p>0.01461</text:p>
          </table:table-cell>
          <table:table-cell table:style-name="ce22"/>
          <table:table-cell table:style-name="ce25" office:value-type="float" office:value="0.0146071466323633" calcext:value-type="float">
            <text:p>0.01461</text:p>
          </table:table-cell>
          <table:table-cell table:style-name="ce52" office:value-type="float" office:value="-0.00790840010519392" calcext:value-type="float">
            <text:p>-0.00791</text:p>
          </table:table-cell>
          <table:table-cell table:style-name="ce52" office:value-type="float" office:value="0.324483558179819" calcext:value-type="float">
            <text:p>0.32448</text:p>
          </table:table-cell>
          <table:table-cell table:style-name="ce52" office:value-type="float" office:value="0.590148226129805" calcext:value-type="float">
            <text:p>0.59015</text:p>
          </table:table-cell>
          <table:table-cell table:style-name="ce1"/>
          <table:table-cell table:style-name="ce145" office:value-type="float" office:value="-0.15" calcext:value-type="float">
            <text:p>-0.15</text:p>
          </table:table-cell>
          <table:table-cell table:style-name="ce146"/>
          <table:table-cell table:style-name="ce148" office:value-type="float" office:value="0.4" calcext:value-type="float">
            <text:p>0.40</text:p>
          </table:table-cell>
          <table:table-cell table:style-name="ce146"/>
          <table:table-cell table:number-columns-repeated="2"/>
          <table:table-cell table:style-name="ce118" table:number-columns-repeated="2"/>
          <table:table-cell table:style-name="ce119"/>
          <table:table-cell table:style-name="ce151"/>
          <table:table-cell table:style-name="ce118"/>
          <table:table-cell table:style-name="ce153"/>
          <table:table-cell table:style-name="ce55"/>
          <table:table-cell table:style-name="ce119"/>
          <table:table-cell table:style-name="ce118"/>
          <table:table-cell table:number-columns-repeated="989"/>
        </table:table-row>
        <table:table-row table:style-name="ro2">
          <table:table-cell table:style-name="ce121" office:value-type="float" office:value="-0.152661041896099" calcext:value-type="float">
            <text:p>-0.15266</text:p>
          </table:table-cell>
          <table:table-cell table:style-name="ce22"/>
          <table:table-cell table:style-name="ce25" office:value-type="float" office:value="0.281724170218192" calcext:value-type="float">
            <text:p>0.28172</text:p>
          </table:table-cell>
          <table:table-cell table:style-name="ce36" office:value-type="float" office:value="0.316939691495466" calcext:value-type="float">
            <text:p>0.31694</text:p>
          </table:table-cell>
          <table:table-cell table:style-name="ce36" office:value-type="float" office:value="0.316939691495466" calcext:value-type="float">
            <text:p>0.31694</text:p>
          </table:table-cell>
          <table:table-cell table:style-name="ce47" office:value-type="float" office:value="-0.35215521277274" calcext:value-type="float">
            <text:p>-0.35216</text:p>
          </table:table-cell>
          <table:table-cell table:style-name="ce22"/>
          <table:table-cell table:style-name="ce52" office:value-type="float" office:value="-0.35215521277274" calcext:value-type="float">
            <text:p>-0.35216</text:p>
          </table:table-cell>
          <table:table-cell table:style-name="ce22"/>
          <table:table-cell table:style-name="ce25" office:value-type="float" office:value="-0.35215521277274" calcext:value-type="float">
            <text:p>-0.35216</text:p>
          </table:table-cell>
          <table:table-cell table:style-name="ce52" office:value-type="float" office:value="0.185175451779305" calcext:value-type="float">
            <text:p>0.18518</text:p>
          </table:table-cell>
          <table:table-cell table:style-name="ce52" office:value-type="float" office:value="-0.966644408479266" calcext:value-type="float">
            <text:p>-0.96664</text:p>
          </table:table-cell>
          <table:table-cell table:style-name="ce52" office:value-type="float" office:value="-1.17806103106957" calcext:value-type="float">
            <text:p>-1.17806</text:p>
          </table:table-cell>
          <table:table-cell table:style-name="ce1"/>
          <table:table-cell table:style-name="ce145" office:value-type="float" office:value="1.64" calcext:value-type="float">
            <text:p>1.64</text:p>
          </table:table-cell>
          <table:table-cell/>
          <table:table-cell table:style-name="ce73" office:value-type="float" office:value="-0.85" calcext:value-type="float">
            <text:p>-0.85</text:p>
          </table:table-cell>
          <table:table-cell table:style-name="ce146"/>
          <table:table-cell table:number-columns-repeated="2"/>
          <table:table-cell table:style-name="ce118" table:number-columns-repeated="2"/>
          <table:table-cell table:style-name="ce119"/>
          <table:table-cell table:style-name="ce152"/>
          <table:table-cell table:style-name="ce118"/>
          <table:table-cell table:style-name="ce153"/>
          <table:table-cell table:style-name="ce55"/>
          <table:table-cell table:style-name="ce119" table:number-columns-repeated="2"/>
          <table:table-cell table:number-columns-repeated="989"/>
        </table:table-row>
        <table:table-row table:style-name="ro2">
          <table:table-cell table:style-name="ce22" table:number-columns-repeated="2"/>
          <table:table-cell table:style-name="ce26" office:value-type="float" office:value="-0.185069240246235" calcext:value-type="float">
            <text:p>-0.18507</text:p>
          </table:table-cell>
          <table:table-cell table:style-name="ce37" office:value-type="float" office:value="-0.208202895277015" calcext:value-type="float">
            <text:p>-0.20820</text:p>
          </table:table-cell>
          <table:table-cell table:style-name="ce37" office:value-type="float" office:value="-0.208202895277015" calcext:value-type="float">
            <text:p>-0.20820</text:p>
          </table:table-cell>
          <table:table-cell table:style-name="ce48" office:value-type="float" office:value="0.231336550307794" calcext:value-type="float">
            <text:p>0.23134</text:p>
          </table:table-cell>
          <table:table-cell table:style-name="ce22"/>
          <table:table-cell table:style-name="ce53" office:value-type="float" office:value="0.231336550307794" calcext:value-type="float">
            <text:p>0.23134</text:p>
          </table:table-cell>
          <table:table-cell table:style-name="ce22"/>
          <table:table-cell table:style-name="ce26" office:value-type="float" office:value="0.231336550307794" calcext:value-type="float">
            <text:p>0.23134</text:p>
          </table:table-cell>
          <table:table-cell table:style-name="ce53" office:value-type="float" office:value="0.104121511000932" calcext:value-type="float">
            <text:p>0.10412</text:p>
          </table:table-cell>
          <table:table-cell table:style-name="ce53" office:value-type="float" office:value="-0.352792143861608" calcext:value-type="float">
            <text:p>-0.35279</text:p>
          </table:table-cell>
          <table:table-cell table:style-name="ce53" office:value-type="float" office:value="-0.659494899511696" calcext:value-type="float">
            <text:p>-0.65949</text:p>
          </table:table-cell>
          <table:table-cell table:style-name="ce1"/>
          <table:table-cell table:style-name="ce9" office:value-type="float" office:value="0.45" calcext:value-type="float">
            <text:p>0.45</text:p>
          </table:table-cell>
          <table:table-cell/>
          <table:table-cell table:style-name="ce74" office:value-type="float" office:value="-0.19" calcext:value-type="float">
            <text:p>-0.19</text:p>
          </table:table-cell>
          <table:table-cell table:style-name="ce146"/>
          <table:table-cell table:number-columns-repeated="2"/>
          <table:table-cell table:style-name="ce118" table:number-columns-repeated="2"/>
          <table:table-cell table:style-name="ce119"/>
          <table:table-cell table:style-name="ce152"/>
          <table:table-cell table:style-name="ce118"/>
          <table:table-cell table:style-name="ce153"/>
          <table:table-cell table:style-name="ce55"/>
          <table:table-cell table:style-name="ce119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23" table:number-columns-repeated="4"/>
          <table:table-cell/>
          <table:table-cell table:style-name="ce29"/>
          <table:table-cell/>
          <table:table-cell table:style-name="ce29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124" office:value-type="string" calcext:value-type="string" table:number-columns-spanned="4" table:number-rows-spanned="1">
            <text:p><text:span text:style-name="T3">∇</text:span>W<text:span text:style-name="T1">for</text:span></text:p>
          </table:table-cell>
          <table:covered-table-cell table:number-columns-repeated="3" table:style-name="ce125"/>
          <table:table-cell table:style-name="ce12"/>
          <table:table-cell table:style-name="ce12" office:value-type="string" calcext:value-type="string">
            <text:p><text:span text:style-name="T3">∇</text:span>B<text:span text:style-name="T1">for</text:span></text:p>
          </table:table-cell>
          <table:table-cell table:style-name="ce12"/>
          <table:table-cell table:style-name="ce128" office:value-type="string" calcext:value-type="string">
            <text:p>σ’(InG)</text:p>
          </table:table-cell>
          <table:table-cell table:style-name="ce128" office:value-type="string" calcext:value-type="string">
            <text:p>σ’(ForG)</text:p>
          </table:table-cell>
          <table:table-cell table:style-name="ce128"/>
          <table:table-cell table:style-name="ce61" office:value-type="string" calcext:value-type="string">
            <text:p>tanh’(O)</text:p>
          </table:table-cell>
          <table:table-cell/>
          <table:table-cell table:style-name="ce61"/>
          <table:table-cell/>
          <table:table-cell table:style-name="ce119"/>
          <table:table-cell table:number-columns-repeated="1001"/>
        </table:table-row>
        <table:table-row table:style-name="ro2">
          <table:table-cell table:number-columns-repeated="2"/>
          <table:table-cell table:style-name="ce122" table:number-matrix-columns-spanned="4" table:number-matrix-rows-spanned="5" table:formula="of:=MMULT([.K17:.K21];TRANSPOSE(['RAN Forward'.A25:.A28]))" office:value-type="float" office:value="-0.00253698081543838" calcext:value-type="float">
            <text:p>-0.00254</text:p>
          </table:table-cell>
          <table:table-cell table:style-name="ce35" office:value-type="float" office:value="-0.00285410341736818" calcext:value-type="float">
            <text:p>-0.00285</text:p>
          </table:table-cell>
          <table:table-cell table:style-name="ce35" office:value-type="float" office:value="-0.00285410341736818" calcext:value-type="float">
            <text:p>-0.00285</text:p>
          </table:table-cell>
          <table:table-cell table:style-name="ce46" office:value-type="float" office:value="0.00317122601929798" calcext:value-type="float">
            <text:p>0.00317</text:p>
          </table:table-cell>
          <table:table-cell table:style-name="ce22"/>
          <table:table-cell table:style-name="ce51" table:number-matrix-columns-spanned="1" table:number-matrix-rows-spanned="5" table:formula="of:=[.K17:.K21]" office:value-type="float" office:value="0.00317122601929798" calcext:value-type="float">
            <text:p>0.00317</text:p>
          </table:table-cell>
          <table:table-cell/>
          <table:table-cell table:style-name="ce129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135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55"/>
          <table:table-cell table:style-name="ce138" table:number-matrix-columns-spanned="1" table:number-matrix-rows-spanned="5" table:formula="of:=1-['RAN Forward'.N25:.N29]^2" office:value-type="float" office:value="0.745484486732319" calcext:value-type="float">
            <text:p>0.74548</text:p>
          </table:table-cell>
          <table:table-cell/>
          <table:table-cell table:style-name="ce61"/>
          <table:table-cell/>
          <table:table-cell table:style-name="ce149"/>
          <table:table-cell table:number-columns-repeated="1001"/>
        </table:table-row>
        <table:table-row table:style-name="ro2">
          <table:table-cell table:number-columns-repeated="2"/>
          <table:table-cell table:style-name="ce25" office:value-type="float" office:value="0.00909574973009956" calcext:value-type="float">
            <text:p>0.00910</text:p>
          </table:table-cell>
          <table:table-cell table:style-name="ce36" office:value-type="float" office:value="0.010232718446362" calcext:value-type="float">
            <text:p>0.01023</text:p>
          </table:table-cell>
          <table:table-cell table:style-name="ce36" office:value-type="float" office:value="0.010232718446362" calcext:value-type="float">
            <text:p>0.01023</text:p>
          </table:table-cell>
          <table:table-cell table:style-name="ce47" office:value-type="float" office:value="-0.0113696871626245" calcext:value-type="float">
            <text:p>-0.01137</text:p>
          </table:table-cell>
          <table:table-cell table:style-name="ce22"/>
          <table:table-cell table:style-name="ce52" office:value-type="float" office:value="-0.0113696871626245" calcext:value-type="float">
            <text:p>-0.01137</text:p>
          </table:table-cell>
          <table:table-cell/>
          <table:table-cell table:style-name="ce130" office:value-type="float" office:value="0.187369879547521" calcext:value-type="float">
            <text:p>0.18737</text:p>
          </table:table-cell>
          <table:table-cell table:style-name="ce136" office:value-type="float" office:value="0.148199946284788" calcext:value-type="float">
            <text:p>0.14820</text:p>
          </table:table-cell>
          <table:table-cell table:style-name="ce55"/>
          <table:table-cell table:style-name="ce139" office:value-type="float" office:value="0.999874261921614" calcext:value-type="float">
            <text:p>0.99987</text:p>
          </table:table-cell>
          <table:table-cell/>
          <table:table-cell table:style-name="ce61"/>
          <table:table-cell/>
          <table:table-cell table:style-name="ce149"/>
          <table:table-cell table:number-columns-repeated="1001"/>
        </table:table-row>
        <table:table-row table:style-name="ro2">
          <table:table-cell table:number-columns-repeated="2"/>
          <table:table-cell table:style-name="ce25" office:value-type="float" office:value="0.00632672008415514" calcext:value-type="float">
            <text:p>0.00633</text:p>
          </table:table-cell>
          <table:table-cell table:style-name="ce36" office:value-type="float" office:value="0.00711756009467453" calcext:value-type="float">
            <text:p>0.00712</text:p>
          </table:table-cell>
          <table:table-cell table:style-name="ce36" office:value-type="float" office:value="0.00711756009467453" calcext:value-type="float">
            <text:p>0.00712</text:p>
          </table:table-cell>
          <table:table-cell table:style-name="ce47" office:value-type="float" office:value="-0.00790840010519392" calcext:value-type="float">
            <text:p>-0.00791</text:p>
          </table:table-cell>
          <table:table-cell table:style-name="ce22"/>
          <table:table-cell table:style-name="ce52" office:value-type="float" office:value="-0.00790840010519392" calcext:value-type="float">
            <text:p>-0.00791</text:p>
          </table:table-cell>
          <table:table-cell/>
          <table:table-cell table:style-name="ce130" office:value-type="float" office:value="0.24751657271186" calcext:value-type="float">
            <text:p>0.24752</text:p>
          </table:table-cell>
          <table:table-cell table:style-name="ce136" office:value-type="float" office:value="0.0460011023696418" calcext:value-type="float">
            <text:p>0.04600</text:p>
          </table:table-cell>
          <table:table-cell table:style-name="ce55"/>
          <table:table-cell table:style-name="ce139" office:value-type="float" office:value="0.998362987464875" calcext:value-type="float">
            <text:p>0.99836</text:p>
          </table:table-cell>
          <table:table-cell/>
          <table:table-cell table:style-name="ce61"/>
          <table:table-cell/>
          <table:table-cell table:style-name="ce149"/>
          <table:table-cell table:number-columns-repeated="1001"/>
        </table:table-row>
        <table:table-row table:style-name="ro2">
          <table:table-cell table:number-columns-repeated="2"/>
          <table:table-cell table:style-name="ce25" office:value-type="float" office:value="-0.148140361423444" calcext:value-type="float">
            <text:p>-0.14814</text:p>
          </table:table-cell>
          <table:table-cell table:style-name="ce36" office:value-type="float" office:value="-0.166657906601374" calcext:value-type="float">
            <text:p>-0.16666</text:p>
          </table:table-cell>
          <table:table-cell table:style-name="ce36" office:value-type="float" office:value="-0.166657906601374" calcext:value-type="float">
            <text:p>-0.16666</text:p>
          </table:table-cell>
          <table:table-cell table:style-name="ce47" office:value-type="float" office:value="0.185175451779305" calcext:value-type="float">
            <text:p>0.18518</text:p>
          </table:table-cell>
          <table:table-cell table:style-name="ce22"/>
          <table:table-cell table:style-name="ce52" office:value-type="float" office:value="0.185175451779305" calcext:value-type="float">
            <text:p>0.18518</text:p>
          </table:table-cell>
          <table:table-cell/>
          <table:table-cell table:style-name="ce130" office:value-type="float" office:value="0.14725508245934" calcext:value-type="float">
            <text:p>0.14726</text:p>
          </table:table-cell>
          <table:table-cell table:style-name="ce136" office:value-type="float" office:value="0.219443116677423" calcext:value-type="float">
            <text:p>0.21944</text:p>
          </table:table-cell>
          <table:table-cell table:style-name="ce55"/>
          <table:table-cell table:style-name="ce139" office:value-type="float" office:value="0.383714426918089" calcext:value-type="float">
            <text:p>0.38371</text:p>
          </table:table-cell>
          <table:table-cell/>
          <table:table-cell table:style-name="ce61"/>
          <table:table-cell/>
          <table:table-cell table:style-name="ce149"/>
          <table:table-cell table:number-columns-repeated="1001"/>
        </table:table-row>
        <table:table-row table:style-name="ro2">
          <table:table-cell table:number-columns-repeated="2"/>
          <table:table-cell table:style-name="ce26" office:value-type="float" office:value="-0.0832972088007459" calcext:value-type="float">
            <text:p>-0.08330</text:p>
          </table:table-cell>
          <table:table-cell table:style-name="ce37" office:value-type="float" office:value="-0.0937093599008392" calcext:value-type="float">
            <text:p>-0.09371</text:p>
          </table:table-cell>
          <table:table-cell table:style-name="ce37" office:value-type="float" office:value="-0.0937093599008392" calcext:value-type="float">
            <text:p>-0.09371</text:p>
          </table:table-cell>
          <table:table-cell table:style-name="ce48" office:value-type="float" office:value="0.104121511000932" calcext:value-type="float">
            <text:p>0.10412</text:p>
          </table:table-cell>
          <table:table-cell table:style-name="ce22"/>
          <table:table-cell table:style-name="ce53" office:value-type="float" office:value="0.104121511000932" calcext:value-type="float">
            <text:p>0.10412</text:p>
          </table:table-cell>
          <table:table-cell/>
          <table:table-cell table:style-name="ce131" office:value-type="float" office:value="0.24877899058367" calcext:value-type="float">
            <text:p>0.24878</text:p>
          </table:table-cell>
          <table:table-cell table:style-name="ce137" office:value-type="float" office:value="0.237758959911129" calcext:value-type="float">
            <text:p>0.23776</text:p>
          </table:table-cell>
          <table:table-cell table:style-name="ce55"/>
          <table:table-cell table:style-name="ce140" office:value-type="float" office:value="0.379280172682908" calcext:value-type="float">
            <text:p>0.37928</text:p>
          </table:table-cell>
          <table:table-cell/>
          <table:table-cell table:style-name="ce118"/>
          <table:table-cell/>
          <table:table-cell table:style-name="ce149"/>
          <table:table-cell table:number-columns-repeated="1001"/>
        </table:table-row>
        <table:table-row table:style-name="ro2">
          <table:table-cell table:number-columns-repeated="2"/>
          <table:table-cell table:style-name="ce22" table:number-columns-repeated="5"/>
          <table:table-cell table:style-name="ce35"/>
          <table:table-cell table:number-columns-repeated="8"/>
          <table:table-cell table:style-name="ce150"/>
          <table:table-cell table:number-columns-repeated="1001"/>
        </table:table-row>
        <table:table-row table:style-name="ro3">
          <table:table-cell table:number-columns-repeated="2"/>
          <table:table-cell table:style-name="ce23" office:value-type="string" calcext:value-type="string" table:number-columns-spanned="4" table:number-rows-spanned="1">
            <text:p><text:span text:style-name="T3">∇</text:span>W<text:span text:style-name="T1">c</text:span></text:p>
          </table:table-cell>
          <table:covered-table-cell table:number-columns-repeated="3" table:style-name="ce34"/>
          <table:table-cell table:style-name="ce34"/>
          <table:table-cell table:style-name="ce34" office:value-type="string" calcext:value-type="string">
            <text:p><text:span text:style-name="T3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" table:number-matrix-columns-spanned="4" table:number-matrix-rows-spanned="5" table:formula="of:=MMULT([.L17:.L21];TRANSPOSE(['RAN Forward'.A25:.A28]))" office:value-type="float" office:value="0.115024228168207" calcext:value-type="float">
            <text:p>0.11502</text:p>
          </table:table-cell>
          <table:table-cell table:style-name="ce35" office:value-type="float" office:value="0.129402256689233" calcext:value-type="float">
            <text:p>0.12940</text:p>
          </table:table-cell>
          <table:table-cell table:style-name="ce35" office:value-type="float" office:value="0.129402256689233" calcext:value-type="float">
            <text:p>0.12940</text:p>
          </table:table-cell>
          <table:table-cell table:style-name="ce46" office:value-type="float" office:value="-0.143780285210259" calcext:value-type="float">
            <text:p>-0.14378</text:p>
          </table:table-cell>
          <table:table-cell table:style-name="ce22"/>
          <table:table-cell table:style-name="ce51" table:number-matrix-columns-spanned="1" table:number-matrix-rows-spanned="5" table:formula="of:=[.L17:.L21]" office:value-type="float" office:value="-0.143780285210259" calcext:value-type="float">
            <text:p>-0.1437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5" office:value-type="float" office:value="0.0776578802937636" calcext:value-type="float">
            <text:p>0.07766</text:p>
          </table:table-cell>
          <table:table-cell table:style-name="ce36" office:value-type="float" office:value="0.087365115330484" calcext:value-type="float">
            <text:p>0.08737</text:p>
          </table:table-cell>
          <table:table-cell table:style-name="ce36" office:value-type="float" office:value="0.087365115330484" calcext:value-type="float">
            <text:p>0.08737</text:p>
          </table:table-cell>
          <table:table-cell table:style-name="ce47" office:value-type="float" office:value="-0.0970723503672044" calcext:value-type="float">
            <text:p>-0.09707</text:p>
          </table:table-cell>
          <table:table-cell table:style-name="ce22"/>
          <table:table-cell table:style-name="ce52" office:value-type="float" office:value="-0.0970723503672044" calcext:value-type="float">
            <text:p>-0.0970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5" office:value-type="float" office:value="-0.259586846543855" calcext:value-type="float">
            <text:p>-0.25959</text:p>
          </table:table-cell>
          <table:table-cell table:style-name="ce36" office:value-type="float" office:value="-0.292035202361837" calcext:value-type="float">
            <text:p>-0.29204</text:p>
          </table:table-cell>
          <table:table-cell table:style-name="ce36" office:value-type="float" office:value="-0.292035202361837" calcext:value-type="float">
            <text:p>-0.29204</text:p>
          </table:table-cell>
          <table:table-cell table:style-name="ce47" office:value-type="float" office:value="0.324483558179819" calcext:value-type="float">
            <text:p>0.32448</text:p>
          </table:table-cell>
          <table:table-cell table:style-name="ce22"/>
          <table:table-cell table:style-name="ce52" office:value-type="float" office:value="0.324483558179819" calcext:value-type="float">
            <text:p>0.3244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5" office:value-type="float" office:value="0.773315526783413" calcext:value-type="float">
            <text:p>0.77332</text:p>
          </table:table-cell>
          <table:table-cell table:style-name="ce36" office:value-type="float" office:value="0.869979967631339" calcext:value-type="float">
            <text:p>0.86998</text:p>
          </table:table-cell>
          <table:table-cell table:style-name="ce36" office:value-type="float" office:value="0.869979967631339" calcext:value-type="float">
            <text:p>0.86998</text:p>
          </table:table-cell>
          <table:table-cell table:style-name="ce47" office:value-type="float" office:value="-0.966644408479266" calcext:value-type="float">
            <text:p>-0.96664</text:p>
          </table:table-cell>
          <table:table-cell table:style-name="ce22"/>
          <table:table-cell table:style-name="ce52" office:value-type="float" office:value="-0.966644408479266" calcext:value-type="float">
            <text:p>-0.9666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6" office:value-type="float" office:value="0.282233715089286" calcext:value-type="float">
            <text:p>0.28223</text:p>
          </table:table-cell>
          <table:table-cell table:style-name="ce37" office:value-type="float" office:value="0.317512929475447" calcext:value-type="float">
            <text:p>0.31751</text:p>
          </table:table-cell>
          <table:table-cell table:style-name="ce37" office:value-type="float" office:value="0.317512929475447" calcext:value-type="float">
            <text:p>0.31751</text:p>
          </table:table-cell>
          <table:table-cell table:style-name="ce48" office:value-type="float" office:value="-0.352792143861608" calcext:value-type="float">
            <text:p>-0.35279</text:p>
          </table:table-cell>
          <table:table-cell table:style-name="ce22"/>
          <table:table-cell table:style-name="ce53" office:value-type="float" office:value="-0.352792143861608" calcext:value-type="float">
            <text:p>-0.35279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6" office:value-type="string" calcext:value-type="string">
            <text:p><text:span text:style-name="T3">∇InG</text:span><text:span text:style-name="T2">t+1</text:span></text:p>
          </table:table-cell>
          <table:table-cell table:style-name="ce6" office:value-type="string" calcext:value-type="string">
            <text:p><text:span text:style-name="T3">∇ForG</text:span><text:span text:style-name="T2">t+1</text:span></text:p>
          </table:table-cell>
          <table:table-cell table:style-name="ce6"/>
          <table:table-cell table:style-name="ce6" office:value-type="string" calcext:value-type="string">
            <text:p><text:span text:style-name="T3">∇O</text:span><text:span text:style-name="T2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4" office:value-type="float" office:value="0.7" calcext:value-type="float">
            <text:p>0.7</text:p>
          </table:table-cell>
          <table:table-cell table:style-name="ce7" office:value-type="float" office:value="-0" calcext:value-type="float">
            <text:p>0</text:p>
          </table:table-cell>
          <table:table-cell table:style-name="ce1"/>
          <table:table-cell table:style-name="ce7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5" office:value-type="float" office:value="-0.3" calcext:value-type="float">
            <text:p>-0.3</text:p>
          </table:table-cell>
          <table:table-cell table:style-name="ce8" office:value-type="float" office:value="0.9" calcext:value-type="float">
            <text:p>0.9</text:p>
          </table:table-cell>
          <table:table-cell table:style-name="ce1"/>
          <table:table-cell table:style-name="ce8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5" office:value-type="float" office:value="-0.2" calcext:value-type="float">
            <text:p>-0.2</text:p>
          </table:table-cell>
          <table:table-cell table:style-name="ce8" office:value-type="float" office:value="0.2" calcext:value-type="float">
            <text:p>0.2</text:p>
          </table:table-cell>
          <table:table-cell table:style-name="ce1"/>
          <table:table-cell table:style-name="ce8" office:value-type="float" office:value="-0.5" calcext:value-type="float">
            <text:p>-0.5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5" office:value-type="float" office:value="0.3" calcext:value-type="float">
            <text:p>0.3</text:p>
          </table:table-cell>
          <table:table-cell table:style-name="ce8" office:value-type="float" office:value="-0.5" calcext:value-type="float">
            <text:p>-0.5</text:p>
          </table:table-cell>
          <table:table-cell table:style-name="ce1"/>
          <table:table-cell table:style-name="ce8" office:value-type="float" office:value="0.7" calcext:value-type="float">
            <text:p>0.7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6" office:value-type="float" office:value="0.6" calcext:value-type="float">
            <text:p>0.6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9" office:value-type="float" office:value="0.2" calcext:value-type="float">
            <text:p>0.2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6" table:number-columns-repeated="3"/>
          <table:table-cell table:number-columns-repeated="1006"/>
        </table:table-row>
        <table:table-row table:style-name="ro2">
          <table:table-cell table:number-columns-repeated="9"/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-0.2" calcext:value-type="float">
            <text:p>-0.2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8" office:value-type="float" office:value="-0.8" calcext:value-type="float">
            <text:p>-0.8</text:p>
          </table:table-cell>
          <table:table-cell table:style-name="ce8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5" calcext:value-type="float">
            <text:p>0.5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6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6:54:44.074838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1T16:55:42.797532450</dc:date>
    <meta:editing-duration>P3DT8H13M28S</meta:editing-duration>
    <meta:editing-cycles>251</meta:editing-cycles>
    <meta:generator>LibreOffice/5.1.6.2$Linux_X86_64 LibreOffice_project/10m0$Build-2</meta:generator>
    <meta:document-statistic meta:table-count="2" meta:cell-count="878" meta:object-count="0"/>
  </office:meta>
</office:document-meta>
</file>